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49in" svg:x="69.4441in" svg:y="3.0327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float" office:value="18624015" calcext:value-type="float">
            <text:p>18624015</text:p>
          </table:table-cell>
          <table:table-cell office:value-type="float" office:value="18201971" calcext:value-type="float">
            <text:p>18201971</text:p>
          </table:table-cell>
          <table:table-cell office:value-type="float" office:value="18219440" calcext:value-type="float">
            <text:p>18219440</text:p>
          </table:table-cell>
          <table:table-cell office:value-type="float" office:value="22679262" calcext:value-type="float">
            <text:p>22679262</text:p>
          </table:table-cell>
          <table:table-cell office:value-type="float" office:value="26952616" calcext:value-type="float">
            <text:p>26952616</text:p>
          </table:table-cell>
          <table:table-cell office:value-type="float" office:value="27070333" calcext:value-type="float">
            <text:p>27070333</text:p>
          </table:table-cell>
          <table:table-cell office:value-type="float" office:value="32087556" calcext:value-type="float">
            <text:p>32087556</text:p>
          </table:table-cell>
          <table:table-cell office:value-type="float" office:value="26905583" calcext:value-type="float">
            <text:p>26905583</text:p>
          </table:table-cell>
          <table:table-cell office:value-type="float" office:value="26988507" calcext:value-type="float">
            <text:p>26988507</text:p>
          </table:table-cell>
          <table:table-cell office:value-type="float" office:value="26827018" calcext:value-type="float">
            <text:p>26827018</text:p>
          </table:table-cell>
          <table:table-cell office:value-type="float" office:value="27100848" calcext:value-type="float">
            <text:p>27100848</text:p>
          </table:table-cell>
          <table:table-cell office:value-type="float" office:value="27310770" calcext:value-type="float">
            <text:p>27310770</text:p>
          </table:table-cell>
          <table:table-cell office:value-type="float" office:value="35493104" calcext:value-type="float">
            <text:p>35493104</text:p>
          </table:table-cell>
          <table:table-cell office:value-type="float" office:value="27007391" calcext:value-type="float">
            <text:p>27007391</text:p>
          </table:table-cell>
          <table:table-cell office:value-type="float" office:value="26738911" calcext:value-type="float">
            <text:p>26738911</text:p>
          </table:table-cell>
          <table:table-cell office:value-type="float" office:value="34703092" calcext:value-type="float">
            <text:p>34703092</text:p>
          </table:table-cell>
          <table:table-cell office:value-type="float" office:value="43548166" calcext:value-type="float">
            <text:p>43548166</text:p>
          </table:table-cell>
          <table:table-cell office:value-type="float" office:value="39225569" calcext:value-type="float">
            <text:p>39225569</text:p>
          </table:table-cell>
          <table:table-cell office:value-type="float" office:value="34793927" calcext:value-type="float">
            <text:p>34793927</text:p>
          </table:table-cell>
          <table:table-cell office:value-type="float" office:value="35268672" calcext:value-type="float">
            <text:p>35268672</text:p>
          </table:table-cell>
          <table:table-cell office:value-type="float" office:value="34726717" calcext:value-type="float">
            <text:p>34726717</text:p>
          </table:table-cell>
          <table:table-cell office:value-type="float" office:value="34973044" calcext:value-type="float">
            <text:p>34973044</text:p>
          </table:table-cell>
          <table:table-cell office:value-type="float" office:value="35256312" calcext:value-type="float">
            <text:p>35256312</text:p>
          </table:table-cell>
          <table:table-cell office:value-type="float" office:value="34755734" calcext:value-type="float">
            <text:p>34755734</text:p>
          </table:table-cell>
          <table:table-cell office:value-type="float" office:value="25537251" calcext:value-type="float">
            <text:p>25537251</text:p>
          </table:table-cell>
          <table:table-cell office:value-type="float" office:value="25776715" calcext:value-type="float">
            <text:p>25776715</text:p>
          </table:table-cell>
          <table:table-cell office:value-type="float" office:value="28068772" calcext:value-type="float">
            <text:p>28068772</text:p>
          </table:table-cell>
          <table:table-cell office:value-type="float" office:value="25952392" calcext:value-type="float">
            <text:p>25952392</text:p>
          </table:table-cell>
          <table:table-cell office:value-type="float" office:value="25574226" calcext:value-type="float">
            <text:p>25574226</text:p>
          </table:table-cell>
          <table:table-cell office:value-type="float" office:value="25794778" calcext:value-type="float">
            <text:p>25794778</text:p>
          </table:table-cell>
          <table:table-cell office:value-type="float" office:value="25637556" calcext:value-type="float">
            <text:p>25637556</text:p>
          </table:table-cell>
          <table:table-cell office:value-type="float" office:value="25749776" calcext:value-type="float">
            <text:p>25749776</text:p>
          </table:table-cell>
          <table:table-cell office:value-type="float" office:value="26019786" calcext:value-type="float">
            <text:p>26019786</text:p>
          </table:table-cell>
          <table:table-cell office:value-type="float" office:value="26003427" calcext:value-type="float">
            <text:p>26003427</text:p>
          </table:table-cell>
          <table:table-cell office:value-type="float" office:value="25945035" calcext:value-type="float">
            <text:p>25945035</text:p>
          </table:table-cell>
          <table:table-cell office:value-type="float" office:value="25713359" calcext:value-type="float">
            <text:p>25713359</text:p>
          </table:table-cell>
          <table:table-cell office:value-type="float" office:value="20579605" calcext:value-type="float">
            <text:p>20579605</text:p>
          </table:table-cell>
          <table:table-cell office:value-type="float" office:value="20655926" calcext:value-type="float">
            <text:p>20655926</text:p>
          </table:table-cell>
          <table:table-cell office:value-type="float" office:value="20479757" calcext:value-type="float">
            <text:p>20479757</text:p>
          </table:table-cell>
          <table:table-cell office:value-type="float" office:value="26155991" calcext:value-type="float">
            <text:p>26155991</text:p>
          </table:table-cell>
          <table:table-cell office:value-type="float" office:value="20435760" calcext:value-type="float">
            <text:p>20435760</text:p>
          </table:table-cell>
          <table:table-cell office:value-type="float" office:value="20528385" calcext:value-type="float">
            <text:p>20528385</text:p>
          </table:table-cell>
          <table:table-cell office:value-type="float" office:value="20565614" calcext:value-type="float">
            <text:p>20565614</text:p>
          </table:table-cell>
          <table:table-cell office:value-type="float" office:value="20693893" calcext:value-type="float">
            <text:p>20693893</text:p>
          </table:table-cell>
          <table:table-cell office:value-type="float" office:value="20506925" calcext:value-type="float">
            <text:p>20506925</text:p>
          </table:table-cell>
          <table:table-cell office:value-type="float" office:value="20686949" calcext:value-type="float">
            <text:p>20686949</text:p>
          </table:table-cell>
          <table:table-cell office:value-type="float" office:value="20800097" calcext:value-type="float">
            <text:p>20800097</text:p>
          </table:table-cell>
          <table:table-cell office:value-type="float" office:value="20552243" calcext:value-type="float">
            <text:p>20552243</text:p>
          </table:table-cell>
          <table:table-cell office:value-type="float" office:value="20312423" calcext:value-type="float">
            <text:p>20312423</text:p>
          </table:table-cell>
          <table:table-cell office:value-type="float" office:value="44704179" calcext:value-type="float">
            <text:p>44704179</text:p>
          </table:table-cell>
          <table:table-cell office:value-type="float" office:value="44732688" calcext:value-type="float">
            <text:p>44732688</text:p>
          </table:table-cell>
          <table:table-cell office:value-type="float" office:value="49466970" calcext:value-type="float">
            <text:p>49466970</text:p>
          </table:table-cell>
          <table:table-cell office:value-type="float" office:value="44698650" calcext:value-type="float">
            <text:p>44698650</text:p>
          </table:table-cell>
          <table:table-cell office:value-type="float" office:value="45369924" calcext:value-type="float">
            <text:p>45369924</text:p>
          </table:table-cell>
          <table:table-cell office:value-type="float" office:value="44336494" calcext:value-type="float">
            <text:p>44336494</text:p>
          </table:table-cell>
          <table:table-cell office:value-type="float" office:value="44857235" calcext:value-type="float">
            <text:p>44857235</text:p>
          </table:table-cell>
          <table:table-cell office:value-type="float" office:value="44740639" calcext:value-type="float">
            <text:p>44740639</text:p>
          </table:table-cell>
          <table:table-cell office:value-type="float" office:value="44751293" calcext:value-type="float">
            <text:p>44751293</text:p>
          </table:table-cell>
          <table:table-cell office:value-type="float" office:value="44786173" calcext:value-type="float">
            <text:p>44786173</text:p>
          </table:table-cell>
          <table:table-cell office:value-type="float" office:value="32225032" calcext:value-type="float">
            <text:p>32225032</text:p>
          </table:table-cell>
          <table:table-cell office:value-type="float" office:value="31914956" calcext:value-type="float">
            <text:p>31914956</text:p>
          </table:table-cell>
          <table:table-cell office:value-type="float" office:value="32305356" calcext:value-type="float">
            <text:p>32305356</text:p>
          </table:table-cell>
          <table:table-cell office:value-type="float" office:value="32306930" calcext:value-type="float">
            <text:p>32306930</text:p>
          </table:table-cell>
          <table:table-cell office:value-type="float" office:value="31779425" calcext:value-type="float">
            <text:p>31779425</text:p>
          </table:table-cell>
          <table:table-cell office:value-type="float" office:value="31824167" calcext:value-type="float">
            <text:p>31824167</text:p>
          </table:table-cell>
          <table:table-cell office:value-type="float" office:value="31902211" calcext:value-type="float">
            <text:p>31902211</text:p>
          </table:table-cell>
          <table:table-cell office:value-type="float" office:value="37993530" calcext:value-type="float">
            <text:p>37993530</text:p>
          </table:table-cell>
          <table:table-cell office:value-type="float" office:value="31941124" calcext:value-type="float">
            <text:p>31941124</text:p>
          </table:table-cell>
          <table:table-cell office:value-type="float" office:value="42595116" calcext:value-type="float">
            <text:p>42595116</text:p>
          </table:table-cell>
          <table:table-cell office:value-type="float" office:value="42517921" calcext:value-type="float">
            <text:p>42517921</text:p>
          </table:table-cell>
          <table:table-cell office:value-type="float" office:value="42911723" calcext:value-type="float">
            <text:p>42911723</text:p>
          </table:table-cell>
          <table:table-cell office:value-type="float" office:value="42867398" calcext:value-type="float">
            <text:p>42867398</text:p>
          </table:table-cell>
          <table:table-cell office:value-type="float" office:value="42442449" calcext:value-type="float">
            <text:p>42442449</text:p>
          </table:table-cell>
          <table:table-cell office:value-type="float" office:value="42952149" calcext:value-type="float">
            <text:p>42952149</text:p>
          </table:table-cell>
          <table:table-cell office:value-type="float" office:value="48130104" calcext:value-type="float">
            <text:p>48130104</text:p>
          </table:table-cell>
          <table:table-cell office:value-type="float" office:value="42818643" calcext:value-type="float">
            <text:p>42818643</text:p>
          </table:table-cell>
          <table:table-cell office:value-type="float" office:value="42249130" calcext:value-type="float">
            <text:p>42249130</text:p>
          </table:table-cell>
          <table:table-cell office:value-type="float" office:value="18729298" calcext:value-type="float">
            <text:p>18729298</text:p>
          </table:table-cell>
          <table:table-cell office:value-type="float" office:value="18852137" calcext:value-type="float">
            <text:p>18852137</text:p>
          </table:table-cell>
          <table:table-cell office:value-type="float" office:value="18972723" calcext:value-type="float">
            <text:p>18972723</text:p>
          </table:table-cell>
          <table:table-cell office:value-type="float" office:value="19052537" calcext:value-type="float">
            <text:p>19052537</text:p>
          </table:table-cell>
          <table:table-cell office:value-type="float" office:value="25364938" calcext:value-type="float">
            <text:p>25364938</text:p>
          </table:table-cell>
          <table:table-cell office:value-type="float" office:value="25381870" calcext:value-type="float">
            <text:p>25381870</text:p>
          </table:table-cell>
          <table:table-cell office:value-type="float" office:value="29188247" calcext:value-type="float">
            <text:p>29188247</text:p>
          </table:table-cell>
          <table:table-cell office:value-type="float" office:value="18945674" calcext:value-type="float">
            <text:p>18945674</text:p>
          </table:table-cell>
          <table:table-cell office:value-type="float" office:value="18806865" calcext:value-type="float">
            <text:p>18806865</text:p>
          </table:table-cell>
          <table:table-cell office:value-type="float" office:value="18853193" calcext:value-type="float">
            <text:p>18853193</text:p>
          </table:table-cell>
          <table:table-cell office:value-type="float" office:value="18780455" calcext:value-type="float">
            <text:p>18780455</text:p>
          </table:table-cell>
          <table:table-cell office:value-type="float" office:value="19108867" calcext:value-type="float">
            <text:p>19108867</text:p>
          </table:table-cell>
          <table:table-cell office:value-type="float" office:value="19023336" calcext:value-type="float">
            <text:p>19023336</text:p>
          </table:table-cell>
          <table:table-cell office:value-type="float" office:value="19082584" calcext:value-type="float">
            <text:p>19082584</text:p>
          </table:table-cell>
          <table:table-cell office:value-type="float" office:value="18804156" calcext:value-type="float">
            <text:p>18804156</text:p>
          </table:table-cell>
          <table:table-cell office:value-type="float" office:value="25153910" calcext:value-type="float">
            <text:p>25153910</text:p>
          </table:table-cell>
          <table:table-cell office:value-type="float" office:value="24853276" calcext:value-type="float">
            <text:p>24853276</text:p>
          </table:table-cell>
          <table:table-cell office:value-type="float" office:value="25099030" calcext:value-type="float">
            <text:p>25099030</text:p>
          </table:table-cell>
          <table:table-cell office:value-type="float" office:value="25108721" calcext:value-type="float">
            <text:p>25108721</text:p>
          </table:table-cell>
          <table:table-cell office:value-type="float" office:value="24999178" calcext:value-type="float">
            <text:p>24999178</text:p>
          </table:table-cell>
          <table:table-cell office:value-type="float" office:value="24981427" calcext:value-type="float">
            <text:p>24981427</text:p>
          </table:table-cell>
          <table:table-cell office:value-type="float" office:value="24992368" calcext:value-type="float">
            <text:p>24992368</text:p>
          </table:table-cell>
          <table:table-cell office:value-type="float" office:value="24958512" calcext:value-type="float">
            <text:p>24958512</text:p>
          </table:table-cell>
          <table:table-cell/>
          <table:table-cell table:formula="of:=AVERAGE([.B1:.CW1])" office:value-type="float" office:value="29434001.1" calcext:value-type="float">
            <text:p>29434001.1</text:p>
          </table:table-cell>
        </table:table-row>
        <table:table-row table:style-name="ro1">
          <table:table-cell/>
          <table:table-cell office:value-type="float" office:value="37427008" calcext:value-type="float">
            <text:p>37427008</text:p>
          </table:table-cell>
          <table:table-cell office:value-type="float" office:value="37385533" calcext:value-type="float">
            <text:p>37385533</text:p>
          </table:table-cell>
          <table:table-cell office:value-type="float" office:value="37334739" calcext:value-type="float">
            <text:p>37334739</text:p>
          </table:table-cell>
          <table:table-cell office:value-type="float" office:value="37190129" calcext:value-type="float">
            <text:p>37190129</text:p>
          </table:table-cell>
          <table:table-cell office:value-type="float" office:value="44440860" calcext:value-type="float">
            <text:p>44440860</text:p>
          </table:table-cell>
          <table:table-cell office:value-type="float" office:value="37221590" calcext:value-type="float">
            <text:p>37221590</text:p>
          </table:table-cell>
          <table:table-cell office:value-type="float" office:value="37120857" calcext:value-type="float">
            <text:p>37120857</text:p>
          </table:table-cell>
          <table:table-cell office:value-type="float" office:value="37018467" calcext:value-type="float">
            <text:p>37018467</text:p>
          </table:table-cell>
          <table:table-cell office:value-type="float" office:value="37235263" calcext:value-type="float">
            <text:p>37235263</text:p>
          </table:table-cell>
          <table:table-cell office:value-type="float" office:value="43395817" calcext:value-type="float">
            <text:p>43395817</text:p>
          </table:table-cell>
          <table:table-cell office:value-type="float" office:value="37463702" calcext:value-type="float">
            <text:p>37463702</text:p>
          </table:table-cell>
          <table:table-cell office:value-type="float" office:value="37297563" calcext:value-type="float">
            <text:p>37297563</text:p>
          </table:table-cell>
          <table:table-cell office:value-type="float" office:value="43798285" calcext:value-type="float">
            <text:p>43798285</text:p>
          </table:table-cell>
          <table:table-cell office:value-type="float" office:value="43586012" calcext:value-type="float">
            <text:p>43586012</text:p>
          </table:table-cell>
          <table:table-cell office:value-type="float" office:value="43593193" calcext:value-type="float">
            <text:p>43593193</text:p>
          </table:table-cell>
          <table:table-cell office:value-type="float" office:value="43615820" calcext:value-type="float">
            <text:p>43615820</text:p>
          </table:table-cell>
          <table:table-cell office:value-type="float" office:value="43637096" calcext:value-type="float">
            <text:p>43637096</text:p>
          </table:table-cell>
          <table:table-cell office:value-type="float" office:value="43635491" calcext:value-type="float">
            <text:p>43635491</text:p>
          </table:table-cell>
          <table:table-cell office:value-type="float" office:value="43497095" calcext:value-type="float">
            <text:p>43497095</text:p>
          </table:table-cell>
          <table:table-cell office:value-type="float" office:value="64109287" calcext:value-type="float">
            <text:p>64109287</text:p>
          </table:table-cell>
          <table:table-cell office:value-type="float" office:value="63606165" calcext:value-type="float">
            <text:p>63606165</text:p>
          </table:table-cell>
          <table:table-cell office:value-type="float" office:value="69168878" calcext:value-type="float">
            <text:p>69168878</text:p>
          </table:table-cell>
          <table:table-cell office:value-type="float" office:value="63237058" calcext:value-type="float">
            <text:p>63237058</text:p>
          </table:table-cell>
          <table:table-cell office:value-type="float" office:value="63450410" calcext:value-type="float">
            <text:p>63450410</text:p>
          </table:table-cell>
          <table:table-cell office:value-type="float" office:value="75635659" calcext:value-type="float">
            <text:p>75635659</text:p>
          </table:table-cell>
          <table:table-cell office:value-type="float" office:value="60789074" calcext:value-type="float">
            <text:p>60789074</text:p>
          </table:table-cell>
          <table:table-cell office:value-type="float" office:value="60433863" calcext:value-type="float">
            <text:p>60433863</text:p>
          </table:table-cell>
          <table:table-cell office:value-type="float" office:value="60432604" calcext:value-type="float">
            <text:p>60432604</text:p>
          </table:table-cell>
          <table:table-cell office:value-type="float" office:value="60952668" calcext:value-type="float">
            <text:p>60952668</text:p>
          </table:table-cell>
          <table:table-cell office:value-type="float" office:value="60704198" calcext:value-type="float">
            <text:p>60704198</text:p>
          </table:table-cell>
          <table:table-cell office:value-type="float" office:value="69212792" calcext:value-type="float">
            <text:p>69212792</text:p>
          </table:table-cell>
          <table:table-cell office:value-type="float" office:value="43863747" calcext:value-type="float">
            <text:p>43863747</text:p>
          </table:table-cell>
          <table:table-cell office:value-type="float" office:value="43747661" calcext:value-type="float">
            <text:p>43747661</text:p>
          </table:table-cell>
          <table:table-cell office:value-type="float" office:value="44103309" calcext:value-type="float">
            <text:p>44103309</text:p>
          </table:table-cell>
          <table:table-cell office:value-type="float" office:value="43496764" calcext:value-type="float">
            <text:p>43496764</text:p>
          </table:table-cell>
          <table:table-cell office:value-type="float" office:value="49302053" calcext:value-type="float">
            <text:p>49302053</text:p>
          </table:table-cell>
          <table:table-cell office:value-type="float" office:value="44129434" calcext:value-type="float">
            <text:p>44129434</text:p>
          </table:table-cell>
          <table:table-cell office:value-type="float" office:value="35575382" calcext:value-type="float">
            <text:p>35575382</text:p>
          </table:table-cell>
          <table:table-cell office:value-type="float" office:value="35461245" calcext:value-type="float">
            <text:p>35461245</text:p>
          </table:table-cell>
          <table:table-cell office:value-type="float" office:value="35706229" calcext:value-type="float">
            <text:p>35706229</text:p>
          </table:table-cell>
          <table:table-cell office:value-type="float" office:value="35532939" calcext:value-type="float">
            <text:p>35532939</text:p>
          </table:table-cell>
          <table:table-cell office:value-type="float" office:value="35395688" calcext:value-type="float">
            <text:p>35395688</text:p>
          </table:table-cell>
          <table:table-cell office:value-type="float" office:value="43061802" calcext:value-type="float">
            <text:p>43061802</text:p>
          </table:table-cell>
          <table:table-cell office:value-type="float" office:value="35398328" calcext:value-type="float">
            <text:p>35398328</text:p>
          </table:table-cell>
          <table:table-cell office:value-type="float" office:value="35384489" calcext:value-type="float">
            <text:p>35384489</text:p>
          </table:table-cell>
          <table:table-cell office:value-type="float" office:value="38398911" calcext:value-type="float">
            <text:p>38398911</text:p>
          </table:table-cell>
          <table:table-cell office:value-type="float" office:value="37700462" calcext:value-type="float">
            <text:p>37700462</text:p>
          </table:table-cell>
          <table:table-cell office:value-type="float" office:value="38465380" calcext:value-type="float">
            <text:p>38465380</text:p>
          </table:table-cell>
          <table:table-cell office:value-type="float" office:value="38212170" calcext:value-type="float">
            <text:p>38212170</text:p>
          </table:table-cell>
          <table:table-cell office:value-type="float" office:value="37895155" calcext:value-type="float">
            <text:p>37895155</text:p>
          </table:table-cell>
          <table:table-cell office:value-type="float" office:value="69194634" calcext:value-type="float">
            <text:p>69194634</text:p>
          </table:table-cell>
          <table:table-cell office:value-type="float" office:value="68345909" calcext:value-type="float">
            <text:p>68345909</text:p>
          </table:table-cell>
          <table:table-cell office:value-type="float" office:value="69185062" calcext:value-type="float">
            <text:p>69185062</text:p>
          </table:table-cell>
          <table:table-cell office:value-type="float" office:value="73606972" calcext:value-type="float">
            <text:p>73606972</text:p>
          </table:table-cell>
          <table:table-cell office:value-type="float" office:value="69009042" calcext:value-type="float">
            <text:p>69009042</text:p>
          </table:table-cell>
          <table:table-cell office:value-type="float" office:value="69262994" calcext:value-type="float">
            <text:p>69262994</text:p>
          </table:table-cell>
          <table:table-cell office:value-type="float" office:value="68863385" calcext:value-type="float">
            <text:p>68863385</text:p>
          </table:table-cell>
          <table:table-cell office:value-type="float" office:value="35054091" calcext:value-type="float">
            <text:p>35054091</text:p>
          </table:table-cell>
          <table:table-cell office:value-type="float" office:value="38671554" calcext:value-type="float">
            <text:p>38671554</text:p>
          </table:table-cell>
          <table:table-cell office:value-type="float" office:value="34895897" calcext:value-type="float">
            <text:p>34895897</text:p>
          </table:table-cell>
          <table:table-cell office:value-type="float" office:value="34849442" calcext:value-type="float">
            <text:p>34849442</text:p>
          </table:table-cell>
          <table:table-cell office:value-type="float" office:value="35122842" calcext:value-type="float">
            <text:p>35122842</text:p>
          </table:table-cell>
          <table:table-cell office:value-type="float" office:value="34746996" calcext:value-type="float">
            <text:p>34746996</text:p>
          </table:table-cell>
          <table:table-cell office:value-type="float" office:value="37098972" calcext:value-type="float">
            <text:p>37098972</text:p>
          </table:table-cell>
          <table:table-cell office:value-type="float" office:value="37225243" calcext:value-type="float">
            <text:p>37225243</text:p>
          </table:table-cell>
          <table:table-cell office:value-type="float" office:value="36995689" calcext:value-type="float">
            <text:p>36995689</text:p>
          </table:table-cell>
          <table:table-cell office:value-type="float" office:value="39926248" calcext:value-type="float">
            <text:p>39926248</text:p>
          </table:table-cell>
          <table:table-cell office:value-type="float" office:value="37192416" calcext:value-type="float">
            <text:p>37192416</text:p>
          </table:table-cell>
          <table:table-cell office:value-type="float" office:value="37003828" calcext:value-type="float">
            <text:p>37003828</text:p>
          </table:table-cell>
          <table:table-cell office:value-type="float" office:value="37139372" calcext:value-type="float">
            <text:p>37139372</text:p>
          </table:table-cell>
          <table:table-cell office:value-type="float" office:value="48954954" calcext:value-type="float">
            <text:p>48954954</text:p>
          </table:table-cell>
          <table:table-cell office:value-type="float" office:value="38787148" calcext:value-type="float">
            <text:p>38787148</text:p>
          </table:table-cell>
          <table:table-cell office:value-type="float" office:value="38287417" calcext:value-type="float">
            <text:p>38287417</text:p>
          </table:table-cell>
          <table:table-cell office:value-type="float" office:value="38415668" calcext:value-type="float">
            <text:p>38415668</text:p>
          </table:table-cell>
          <table:table-cell office:value-type="float" office:value="38263484" calcext:value-type="float">
            <text:p>38263484</text:p>
          </table:table-cell>
          <table:table-cell office:value-type="float" office:value="38782467" calcext:value-type="float">
            <text:p>38782467</text:p>
          </table:table-cell>
          <table:table-cell office:value-type="float" office:value="38754665" calcext:value-type="float">
            <text:p>38754665</text:p>
          </table:table-cell>
          <table:table-cell office:value-type="float" office:value="84577558" calcext:value-type="float">
            <text:p>84577558</text:p>
          </table:table-cell>
          <table:table-cell office:value-type="float" office:value="85289184" calcext:value-type="float">
            <text:p>85289184</text:p>
          </table:table-cell>
          <table:table-cell office:value-type="float" office:value="84764329" calcext:value-type="float">
            <text:p>84764329</text:p>
          </table:table-cell>
          <table:table-cell office:value-type="float" office:value="84016804" calcext:value-type="float">
            <text:p>84016804</text:p>
          </table:table-cell>
          <table:table-cell office:value-type="float" office:value="84364581" calcext:value-type="float">
            <text:p>84364581</text:p>
          </table:table-cell>
          <table:table-cell office:value-type="float" office:value="38789761" calcext:value-type="float">
            <text:p>38789761</text:p>
          </table:table-cell>
          <table:table-cell office:value-type="float" office:value="38688498" calcext:value-type="float">
            <text:p>38688498</text:p>
          </table:table-cell>
          <table:table-cell office:value-type="float" office:value="38791582" calcext:value-type="float">
            <text:p>38791582</text:p>
          </table:table-cell>
          <table:table-cell office:value-type="float" office:value="39255611" calcext:value-type="float">
            <text:p>39255611</text:p>
          </table:table-cell>
          <table:table-cell office:value-type="float" office:value="39228589" calcext:value-type="float">
            <text:p>39228589</text:p>
          </table:table-cell>
          <table:table-cell office:value-type="float" office:value="45903497" calcext:value-type="float">
            <text:p>45903497</text:p>
          </table:table-cell>
          <table:table-cell office:value-type="float" office:value="66978468" calcext:value-type="float">
            <text:p>66978468</text:p>
          </table:table-cell>
          <table:table-cell office:value-type="float" office:value="66716087" calcext:value-type="float">
            <text:p>66716087</text:p>
          </table:table-cell>
          <table:table-cell office:value-type="float" office:value="66568297" calcext:value-type="float">
            <text:p>66568297</text:p>
          </table:table-cell>
          <table:table-cell office:value-type="float" office:value="67045930" calcext:value-type="float">
            <text:p>67045930</text:p>
          </table:table-cell>
          <table:table-cell office:value-type="float" office:value="66456255" calcext:value-type="float">
            <text:p>66456255</text:p>
          </table:table-cell>
          <table:table-cell office:value-type="float" office:value="56858446" calcext:value-type="float">
            <text:p>56858446</text:p>
          </table:table-cell>
          <table:table-cell office:value-type="float" office:value="57217108" calcext:value-type="float">
            <text:p>57217108</text:p>
          </table:table-cell>
          <table:table-cell office:value-type="float" office:value="58638657" calcext:value-type="float">
            <text:p>58638657</text:p>
          </table:table-cell>
          <table:table-cell office:value-type="float" office:value="56905418" calcext:value-type="float">
            <text:p>56905418</text:p>
          </table:table-cell>
          <table:table-cell office:value-type="float" office:value="56555413" calcext:value-type="float">
            <text:p>56555413</text:p>
          </table:table-cell>
          <table:table-cell office:value-type="float" office:value="57206300" calcext:value-type="float">
            <text:p>57206300</text:p>
          </table:table-cell>
          <table:table-cell office:value-type="float" office:value="41667837" calcext:value-type="float">
            <text:p>41667837</text:p>
          </table:table-cell>
          <table:table-cell/>
          <table:table-cell table:formula="of:=AVERAGE([.B2:.CW2])" office:value-type="float" office:value="49145789.25" calcext:value-type="float">
            <text:p>49145789.25</text:p>
          </table:table-cell>
        </table:table-row>
        <table:table-row table:style-name="ro1">
          <table:table-cell/>
          <table:table-cell office:value-type="float" office:value="37853381" calcext:value-type="float">
            <text:p>37853381</text:p>
          </table:table-cell>
          <table:table-cell office:value-type="float" office:value="40783713" calcext:value-type="float">
            <text:p>40783713</text:p>
          </table:table-cell>
          <table:table-cell office:value-type="float" office:value="41285807" calcext:value-type="float">
            <text:p>41285807</text:p>
          </table:table-cell>
          <table:table-cell office:value-type="float" office:value="40887909" calcext:value-type="float">
            <text:p>40887909</text:p>
          </table:table-cell>
          <table:table-cell office:value-type="float" office:value="40898360" calcext:value-type="float">
            <text:p>40898360</text:p>
          </table:table-cell>
          <table:table-cell office:value-type="float" office:value="40900309" calcext:value-type="float">
            <text:p>40900309</text:p>
          </table:table-cell>
          <table:table-cell office:value-type="float" office:value="40960484" calcext:value-type="float">
            <text:p>40960484</text:p>
          </table:table-cell>
          <table:table-cell office:value-type="float" office:value="40807326" calcext:value-type="float">
            <text:p>40807326</text:p>
          </table:table-cell>
          <table:table-cell office:value-type="float" office:value="47964181" calcext:value-type="float">
            <text:p>47964181</text:p>
          </table:table-cell>
          <table:table-cell office:value-type="float" office:value="59378126" calcext:value-type="float">
            <text:p>59378126</text:p>
          </table:table-cell>
          <table:table-cell office:value-type="float" office:value="47123652" calcext:value-type="float">
            <text:p>47123652</text:p>
          </table:table-cell>
          <table:table-cell office:value-type="float" office:value="47960550" calcext:value-type="float">
            <text:p>47960550</text:p>
          </table:table-cell>
          <table:table-cell office:value-type="float" office:value="47834274" calcext:value-type="float">
            <text:p>47834274</text:p>
          </table:table-cell>
          <table:table-cell office:value-type="float" office:value="47448224" calcext:value-type="float">
            <text:p>47448224</text:p>
          </table:table-cell>
          <table:table-cell office:value-type="float" office:value="47679225" calcext:value-type="float">
            <text:p>47679225</text:p>
          </table:table-cell>
          <table:table-cell office:value-type="float" office:value="40560371" calcext:value-type="float">
            <text:p>40560371</text:p>
          </table:table-cell>
          <table:table-cell office:value-type="float" office:value="40110198" calcext:value-type="float">
            <text:p>40110198</text:p>
          </table:table-cell>
          <table:table-cell office:value-type="float" office:value="40790978" calcext:value-type="float">
            <text:p>40790978</text:p>
          </table:table-cell>
          <table:table-cell office:value-type="float" office:value="40275963" calcext:value-type="float">
            <text:p>40275963</text:p>
          </table:table-cell>
          <table:table-cell office:value-type="float" office:value="41395846" calcext:value-type="float">
            <text:p>41395846</text:p>
          </table:table-cell>
          <table:table-cell office:value-type="float" office:value="40525956" calcext:value-type="float">
            <text:p>40525956</text:p>
          </table:table-cell>
          <table:table-cell office:value-type="float" office:value="40549387" calcext:value-type="float">
            <text:p>40549387</text:p>
          </table:table-cell>
          <table:table-cell office:value-type="float" office:value="64233649" calcext:value-type="float">
            <text:p>64233649</text:p>
          </table:table-cell>
          <table:table-cell office:value-type="float" office:value="63230373" calcext:value-type="float">
            <text:p>63230373</text:p>
          </table:table-cell>
          <table:table-cell office:value-type="float" office:value="64541423" calcext:value-type="float">
            <text:p>64541423</text:p>
          </table:table-cell>
          <table:table-cell office:value-type="float" office:value="73975323" calcext:value-type="float">
            <text:p>73975323</text:p>
          </table:table-cell>
          <table:table-cell office:value-type="float" office:value="64289037" calcext:value-type="float">
            <text:p>64289037</text:p>
          </table:table-cell>
          <table:table-cell office:value-type="float" office:value="63984309" calcext:value-type="float">
            <text:p>63984309</text:p>
          </table:table-cell>
          <table:table-cell office:value-type="float" office:value="67041154" calcext:value-type="float">
            <text:p>67041154</text:p>
          </table:table-cell>
          <table:table-cell office:value-type="float" office:value="67059363" calcext:value-type="float">
            <text:p>67059363</text:p>
          </table:table-cell>
          <table:table-cell office:value-type="float" office:value="67738154" calcext:value-type="float">
            <text:p>67738154</text:p>
          </table:table-cell>
          <table:table-cell office:value-type="float" office:value="67206795" calcext:value-type="float">
            <text:p>67206795</text:p>
          </table:table-cell>
          <table:table-cell office:value-type="float" office:value="67147655" calcext:value-type="float">
            <text:p>67147655</text:p>
          </table:table-cell>
          <table:table-cell office:value-type="float" office:value="67864493" calcext:value-type="float">
            <text:p>67864493</text:p>
          </table:table-cell>
          <table:table-cell office:value-type="float" office:value="71341680" calcext:value-type="float">
            <text:p>71341680</text:p>
          </table:table-cell>
          <table:table-cell office:value-type="float" office:value="70486925" calcext:value-type="float">
            <text:p>70486925</text:p>
          </table:table-cell>
          <table:table-cell office:value-type="float" office:value="70852640" calcext:value-type="float">
            <text:p>70852640</text:p>
          </table:table-cell>
          <table:table-cell office:value-type="float" office:value="70651582" calcext:value-type="float">
            <text:p>70651582</text:p>
          </table:table-cell>
          <table:table-cell office:value-type="float" office:value="70985105" calcext:value-type="float">
            <text:p>70985105</text:p>
          </table:table-cell>
          <table:table-cell office:value-type="float" office:value="77606052" calcext:value-type="float">
            <text:p>77606052</text:p>
          </table:table-cell>
          <table:table-cell office:value-type="float" office:value="46644469" calcext:value-type="float">
            <text:p>46644469</text:p>
          </table:table-cell>
          <table:table-cell office:value-type="float" office:value="46521473" calcext:value-type="float">
            <text:p>46521473</text:p>
          </table:table-cell>
          <table:table-cell office:value-type="float" office:value="46713707" calcext:value-type="float">
            <text:p>46713707</text:p>
          </table:table-cell>
          <table:table-cell office:value-type="float" office:value="46981650" calcext:value-type="float">
            <text:p>46981650</text:p>
          </table:table-cell>
          <table:table-cell office:value-type="float" office:value="46235023" calcext:value-type="float">
            <text:p>46235023</text:p>
          </table:table-cell>
          <table:table-cell office:value-type="float" office:value="46841823" calcext:value-type="float">
            <text:p>46841823</text:p>
          </table:table-cell>
          <table:table-cell office:value-type="float" office:value="48027481" calcext:value-type="float">
            <text:p>48027481</text:p>
          </table:table-cell>
          <table:table-cell office:value-type="float" office:value="42963972" calcext:value-type="float">
            <text:p>42963972</text:p>
          </table:table-cell>
          <table:table-cell office:value-type="float" office:value="42444790" calcext:value-type="float">
            <text:p>42444790</text:p>
          </table:table-cell>
          <table:table-cell office:value-type="float" office:value="42804282" calcext:value-type="float">
            <text:p>42804282</text:p>
          </table:table-cell>
          <table:table-cell office:value-type="float" office:value="42906401" calcext:value-type="float">
            <text:p>42906401</text:p>
          </table:table-cell>
          <table:table-cell office:value-type="float" office:value="42716576" calcext:value-type="float">
            <text:p>42716576</text:p>
          </table:table-cell>
          <table:table-cell office:value-type="float" office:value="42857454" calcext:value-type="float">
            <text:p>42857454</text:p>
          </table:table-cell>
          <table:table-cell office:value-type="float" office:value="42280004" calcext:value-type="float">
            <text:p>42280004</text:p>
          </table:table-cell>
          <table:table-cell office:value-type="float" office:value="63117097" calcext:value-type="float">
            <text:p>63117097</text:p>
          </table:table-cell>
          <table:table-cell office:value-type="float" office:value="63337971" calcext:value-type="float">
            <text:p>63337971</text:p>
          </table:table-cell>
          <table:table-cell office:value-type="float" office:value="62620268" calcext:value-type="float">
            <text:p>62620268</text:p>
          </table:table-cell>
          <table:table-cell office:value-type="float" office:value="62993901" calcext:value-type="float">
            <text:p>62993901</text:p>
          </table:table-cell>
          <table:table-cell office:value-type="float" office:value="62866168" calcext:value-type="float">
            <text:p>62866168</text:p>
          </table:table-cell>
          <table:table-cell office:value-type="float" office:value="62427078" calcext:value-type="float">
            <text:p>62427078</text:p>
          </table:table-cell>
          <table:table-cell office:value-type="float" office:value="46976877" calcext:value-type="float">
            <text:p>46976877</text:p>
          </table:table-cell>
          <table:table-cell office:value-type="float" office:value="46947445" calcext:value-type="float">
            <text:p>46947445</text:p>
          </table:table-cell>
          <table:table-cell office:value-type="float" office:value="46766904" calcext:value-type="float">
            <text:p>46766904</text:p>
          </table:table-cell>
          <table:table-cell office:value-type="float" office:value="47056977" calcext:value-type="float">
            <text:p>47056977</text:p>
          </table:table-cell>
          <table:table-cell office:value-type="float" office:value="52362205" calcext:value-type="float">
            <text:p>52362205</text:p>
          </table:table-cell>
          <table:table-cell office:value-type="float" office:value="47170908" calcext:value-type="float">
            <text:p>47170908</text:p>
          </table:table-cell>
          <table:table-cell office:value-type="float" office:value="46996417" calcext:value-type="float">
            <text:p>46996417</text:p>
          </table:table-cell>
          <table:table-cell office:value-type="float" office:value="40009579" calcext:value-type="float">
            <text:p>40009579</text:p>
          </table:table-cell>
          <table:table-cell office:value-type="float" office:value="40003323" calcext:value-type="float">
            <text:p>40003323</text:p>
          </table:table-cell>
          <table:table-cell office:value-type="float" office:value="40155794" calcext:value-type="float">
            <text:p>40155794</text:p>
          </table:table-cell>
          <table:table-cell office:value-type="float" office:value="39834680" calcext:value-type="float">
            <text:p>39834680</text:p>
          </table:table-cell>
          <table:table-cell office:value-type="float" office:value="40056951" calcext:value-type="float">
            <text:p>40056951</text:p>
          </table:table-cell>
          <table:table-cell office:value-type="float" office:value="39758646" calcext:value-type="float">
            <text:p>39758646</text:p>
          </table:table-cell>
          <table:table-cell office:value-type="float" office:value="53247331" calcext:value-type="float">
            <text:p>53247331</text:p>
          </table:table-cell>
          <table:table-cell office:value-type="float" office:value="53677577" calcext:value-type="float">
            <text:p>53677577</text:p>
          </table:table-cell>
          <table:table-cell office:value-type="float" office:value="53060110" calcext:value-type="float">
            <text:p>53060110</text:p>
          </table:table-cell>
          <table:table-cell office:value-type="float" office:value="53029860" calcext:value-type="float">
            <text:p>53029860</text:p>
          </table:table-cell>
          <table:table-cell office:value-type="float" office:value="54648383" calcext:value-type="float">
            <text:p>54648383</text:p>
          </table:table-cell>
          <table:table-cell office:value-type="float" office:value="53377944" calcext:value-type="float">
            <text:p>53377944</text:p>
          </table:table-cell>
          <table:table-cell office:value-type="float" office:value="53303459" calcext:value-type="float">
            <text:p>53303459</text:p>
          </table:table-cell>
          <table:table-cell office:value-type="float" office:value="47825974" calcext:value-type="float">
            <text:p>47825974</text:p>
          </table:table-cell>
          <table:table-cell office:value-type="float" office:value="47711075" calcext:value-type="float">
            <text:p>47711075</text:p>
          </table:table-cell>
          <table:table-cell office:value-type="float" office:value="47819770" calcext:value-type="float">
            <text:p>47819770</text:p>
          </table:table-cell>
          <table:table-cell office:value-type="float" office:value="47756443" calcext:value-type="float">
            <text:p>47756443</text:p>
          </table:table-cell>
          <table:table-cell office:value-type="float" office:value="47559668" calcext:value-type="float">
            <text:p>47559668</text:p>
          </table:table-cell>
          <table:table-cell office:value-type="float" office:value="48180721" calcext:value-type="float">
            <text:p>48180721</text:p>
          </table:table-cell>
          <table:table-cell office:value-type="float" office:value="47162200" calcext:value-type="float">
            <text:p>47162200</text:p>
          </table:table-cell>
          <table:table-cell office:value-type="float" office:value="40473355" calcext:value-type="float">
            <text:p>40473355</text:p>
          </table:table-cell>
          <table:table-cell office:value-type="float" office:value="39689143" calcext:value-type="float">
            <text:p>39689143</text:p>
          </table:table-cell>
          <table:table-cell office:value-type="float" office:value="39500741" calcext:value-type="float">
            <text:p>39500741</text:p>
          </table:table-cell>
          <table:table-cell office:value-type="float" office:value="39879434" calcext:value-type="float">
            <text:p>39879434</text:p>
          </table:table-cell>
          <table:table-cell office:value-type="float" office:value="39291920" calcext:value-type="float">
            <text:p>39291920</text:p>
          </table:table-cell>
          <table:table-cell office:value-type="float" office:value="39699258" calcext:value-type="float">
            <text:p>39699258</text:p>
          </table:table-cell>
          <table:table-cell office:value-type="float" office:value="39844770" calcext:value-type="float">
            <text:p>39844770</text:p>
          </table:table-cell>
          <table:table-cell office:value-type="float" office:value="39559022" calcext:value-type="float">
            <text:p>39559022</text:p>
          </table:table-cell>
          <table:table-cell office:value-type="float" office:value="48761456" calcext:value-type="float">
            <text:p>48761456</text:p>
          </table:table-cell>
          <table:table-cell office:value-type="float" office:value="48905122" calcext:value-type="float">
            <text:p>48905122</text:p>
          </table:table-cell>
          <table:table-cell office:value-type="float" office:value="48107526" calcext:value-type="float">
            <text:p>48107526</text:p>
          </table:table-cell>
          <table:table-cell office:value-type="float" office:value="48449589" calcext:value-type="float">
            <text:p>48449589</text:p>
          </table:table-cell>
          <table:table-cell office:value-type="float" office:value="53661812" calcext:value-type="float">
            <text:p>53661812</text:p>
          </table:table-cell>
          <table:table-cell/>
          <table:table-cell table:formula="of:=AVERAGE([.B3:.CW3])" office:value-type="float" office:value="50367918.89" calcext:value-type="float">
            <text:p>50367918.89</text:p>
          </table:table-cell>
        </table:table-row>
        <table:table-row table:style-name="ro1">
          <table:table-cell/>
          <table:table-cell office:value-type="float" office:value="43149936" calcext:value-type="float">
            <text:p>43149936</text:p>
          </table:table-cell>
          <table:table-cell office:value-type="float" office:value="43265643" calcext:value-type="float">
            <text:p>43265643</text:p>
          </table:table-cell>
          <table:table-cell office:value-type="float" office:value="43433135" calcext:value-type="float">
            <text:p>43433135</text:p>
          </table:table-cell>
          <table:table-cell office:value-type="float" office:value="45196951" calcext:value-type="float">
            <text:p>45196951</text:p>
          </table:table-cell>
          <table:table-cell office:value-type="float" office:value="46379788" calcext:value-type="float">
            <text:p>46379788</text:p>
          </table:table-cell>
          <table:table-cell office:value-type="float" office:value="45044910" calcext:value-type="float">
            <text:p>45044910</text:p>
          </table:table-cell>
          <table:table-cell office:value-type="float" office:value="45221986" calcext:value-type="float">
            <text:p>45221986</text:p>
          </table:table-cell>
          <table:table-cell office:value-type="float" office:value="45086041" calcext:value-type="float">
            <text:p>45086041</text:p>
          </table:table-cell>
          <table:table-cell office:value-type="float" office:value="45620407" calcext:value-type="float">
            <text:p>45620407</text:p>
          </table:table-cell>
          <table:table-cell office:value-type="float" office:value="39696981" calcext:value-type="float">
            <text:p>39696981</text:p>
          </table:table-cell>
          <table:table-cell office:value-type="float" office:value="39507213" calcext:value-type="float">
            <text:p>39507213</text:p>
          </table:table-cell>
          <table:table-cell office:value-type="float" office:value="39707857" calcext:value-type="float">
            <text:p>39707857</text:p>
          </table:table-cell>
          <table:table-cell office:value-type="float" office:value="39790481" calcext:value-type="float">
            <text:p>39790481</text:p>
          </table:table-cell>
          <table:table-cell office:value-type="float" office:value="40014428" calcext:value-type="float">
            <text:p>40014428</text:p>
          </table:table-cell>
          <table:table-cell office:value-type="float" office:value="39525792" calcext:value-type="float">
            <text:p>39525792</text:p>
          </table:table-cell>
          <table:table-cell office:value-type="float" office:value="40064496" calcext:value-type="float">
            <text:p>40064496</text:p>
          </table:table-cell>
          <table:table-cell office:value-type="float" office:value="41935841" calcext:value-type="float">
            <text:p>41935841</text:p>
          </table:table-cell>
          <table:table-cell office:value-type="float" office:value="43961409" calcext:value-type="float">
            <text:p>43961409</text:p>
          </table:table-cell>
          <table:table-cell office:value-type="float" office:value="43976081" calcext:value-type="float">
            <text:p>43976081</text:p>
          </table:table-cell>
          <table:table-cell office:value-type="float" office:value="43697492" calcext:value-type="float">
            <text:p>43697492</text:p>
          </table:table-cell>
          <table:table-cell office:value-type="float" office:value="43766993" calcext:value-type="float">
            <text:p>43766993</text:p>
          </table:table-cell>
          <table:table-cell office:value-type="float" office:value="47722676" calcext:value-type="float">
            <text:p>47722676</text:p>
          </table:table-cell>
          <table:table-cell office:value-type="float" office:value="49002683" calcext:value-type="float">
            <text:p>49002683</text:p>
          </table:table-cell>
          <table:table-cell office:value-type="float" office:value="43949793" calcext:value-type="float">
            <text:p>43949793</text:p>
          </table:table-cell>
          <table:table-cell office:value-type="float" office:value="48634000" calcext:value-type="float">
            <text:p>48634000</text:p>
          </table:table-cell>
          <table:table-cell office:value-type="float" office:value="48350861" calcext:value-type="float">
            <text:p>48350861</text:p>
          </table:table-cell>
          <table:table-cell office:value-type="float" office:value="48708177" calcext:value-type="float">
            <text:p>48708177</text:p>
          </table:table-cell>
          <table:table-cell office:value-type="float" office:value="48344425" calcext:value-type="float">
            <text:p>48344425</text:p>
          </table:table-cell>
          <table:table-cell office:value-type="float" office:value="48181129" calcext:value-type="float">
            <text:p>48181129</text:p>
          </table:table-cell>
          <table:table-cell office:value-type="float" office:value="57353797" calcext:value-type="float">
            <text:p>57353797</text:p>
          </table:table-cell>
          <table:table-cell office:value-type="float" office:value="48847211" calcext:value-type="float">
            <text:p>48847211</text:p>
          </table:table-cell>
          <table:table-cell office:value-type="float" office:value="60889317" calcext:value-type="float">
            <text:p>60889317</text:p>
          </table:table-cell>
          <table:table-cell office:value-type="float" office:value="60865196" calcext:value-type="float">
            <text:p>60865196</text:p>
          </table:table-cell>
          <table:table-cell office:value-type="float" office:value="61163621" calcext:value-type="float">
            <text:p>61163621</text:p>
          </table:table-cell>
          <table:table-cell office:value-type="float" office:value="61534595" calcext:value-type="float">
            <text:p>61534595</text:p>
          </table:table-cell>
          <table:table-cell office:value-type="float" office:value="61640194" calcext:value-type="float">
            <text:p>61640194</text:p>
          </table:table-cell>
          <table:table-cell office:value-type="float" office:value="60972304" calcext:value-type="float">
            <text:p>60972304</text:p>
          </table:table-cell>
          <table:table-cell office:value-type="float" office:value="72060037" calcext:value-type="float">
            <text:p>72060037</text:p>
          </table:table-cell>
          <table:table-cell office:value-type="float" office:value="71928616" calcext:value-type="float">
            <text:p>71928616</text:p>
          </table:table-cell>
          <table:table-cell office:value-type="float" office:value="72019281" calcext:value-type="float">
            <text:p>72019281</text:p>
          </table:table-cell>
          <table:table-cell office:value-type="float" office:value="71576977" calcext:value-type="float">
            <text:p>71576977</text:p>
          </table:table-cell>
          <table:table-cell office:value-type="float" office:value="71258704" calcext:value-type="float">
            <text:p>71258704</text:p>
          </table:table-cell>
          <table:table-cell office:value-type="float" office:value="72401908" calcext:value-type="float">
            <text:p>72401908</text:p>
          </table:table-cell>
          <table:table-cell office:value-type="float" office:value="48627215" calcext:value-type="float">
            <text:p>48627215</text:p>
          </table:table-cell>
          <table:table-cell office:value-type="float" office:value="48727498" calcext:value-type="float">
            <text:p>48727498</text:p>
          </table:table-cell>
          <table:table-cell office:value-type="float" office:value="49020654" calcext:value-type="float">
            <text:p>49020654</text:p>
          </table:table-cell>
          <table:table-cell office:value-type="float" office:value="48718955" calcext:value-type="float">
            <text:p>48718955</text:p>
          </table:table-cell>
          <table:table-cell office:value-type="float" office:value="48820218" calcext:value-type="float">
            <text:p>48820218</text:p>
          </table:table-cell>
          <table:table-cell office:value-type="float" office:value="52850551" calcext:value-type="float">
            <text:p>52850551</text:p>
          </table:table-cell>
          <table:table-cell office:value-type="float" office:value="42065762" calcext:value-type="float">
            <text:p>42065762</text:p>
          </table:table-cell>
          <table:table-cell office:value-type="float" office:value="42075292" calcext:value-type="float">
            <text:p>42075292</text:p>
          </table:table-cell>
          <table:table-cell office:value-type="float" office:value="41984987" calcext:value-type="float">
            <text:p>41984987</text:p>
          </table:table-cell>
          <table:table-cell office:value-type="float" office:value="42200654" calcext:value-type="float">
            <text:p>42200654</text:p>
          </table:table-cell>
          <table:table-cell office:value-type="float" office:value="42026481" calcext:value-type="float">
            <text:p>42026481</text:p>
          </table:table-cell>
          <table:table-cell office:value-type="float" office:value="44744193" calcext:value-type="float">
            <text:p>44744193</text:p>
          </table:table-cell>
          <table:table-cell office:value-type="float" office:value="56333528" calcext:value-type="float">
            <text:p>56333528</text:p>
          </table:table-cell>
          <table:table-cell office:value-type="float" office:value="56443086" calcext:value-type="float">
            <text:p>56443086</text:p>
          </table:table-cell>
          <table:table-cell office:value-type="float" office:value="56305798" calcext:value-type="float">
            <text:p>56305798</text:p>
          </table:table-cell>
          <table:table-cell office:value-type="float" office:value="56567237" calcext:value-type="float">
            <text:p>56567237</text:p>
          </table:table-cell>
          <table:table-cell office:value-type="float" office:value="56560679" calcext:value-type="float">
            <text:p>56560679</text:p>
          </table:table-cell>
          <table:table-cell office:value-type="float" office:value="63672011" calcext:value-type="float">
            <text:p>63672011</text:p>
          </table:table-cell>
          <table:table-cell office:value-type="float" office:value="46048447" calcext:value-type="float">
            <text:p>46048447</text:p>
          </table:table-cell>
          <table:table-cell office:value-type="float" office:value="45570790" calcext:value-type="float">
            <text:p>45570790</text:p>
          </table:table-cell>
          <table:table-cell office:value-type="float" office:value="45633339" calcext:value-type="float">
            <text:p>45633339</text:p>
          </table:table-cell>
          <table:table-cell office:value-type="float" office:value="45813596" calcext:value-type="float">
            <text:p>45813596</text:p>
          </table:table-cell>
          <table:table-cell office:value-type="float" office:value="46040970" calcext:value-type="float">
            <text:p>46040970</text:p>
          </table:table-cell>
          <table:table-cell office:value-type="float" office:value="45916268" calcext:value-type="float">
            <text:p>45916268</text:p>
          </table:table-cell>
          <table:table-cell office:value-type="float" office:value="45003191" calcext:value-type="float">
            <text:p>45003191</text:p>
          </table:table-cell>
          <table:table-cell office:value-type="float" office:value="44808532" calcext:value-type="float">
            <text:p>44808532</text:p>
          </table:table-cell>
          <table:table-cell office:value-type="float" office:value="44864585" calcext:value-type="float">
            <text:p>44864585</text:p>
          </table:table-cell>
          <table:table-cell office:value-type="float" office:value="44703000" calcext:value-type="float">
            <text:p>44703000</text:p>
          </table:table-cell>
          <table:table-cell office:value-type="float" office:value="50744555" calcext:value-type="float">
            <text:p>50744555</text:p>
          </table:table-cell>
          <table:table-cell office:value-type="float" office:value="45106236" calcext:value-type="float">
            <text:p>45106236</text:p>
          </table:table-cell>
          <table:table-cell office:value-type="float" office:value="43963344" calcext:value-type="float">
            <text:p>43963344</text:p>
          </table:table-cell>
          <table:table-cell office:value-type="float" office:value="45184140" calcext:value-type="float">
            <text:p>45184140</text:p>
          </table:table-cell>
          <table:table-cell office:value-type="float" office:value="43852001" calcext:value-type="float">
            <text:p>43852001</text:p>
          </table:table-cell>
          <table:table-cell office:value-type="float" office:value="44061038" calcext:value-type="float">
            <text:p>44061038</text:p>
          </table:table-cell>
          <table:table-cell office:value-type="float" office:value="43692472" calcext:value-type="float">
            <text:p>43692472</text:p>
          </table:table-cell>
          <table:table-cell office:value-type="float" office:value="51333031" calcext:value-type="float">
            <text:p>51333031</text:p>
          </table:table-cell>
          <table:table-cell office:value-type="float" office:value="50756927" calcext:value-type="float">
            <text:p>50756927</text:p>
          </table:table-cell>
          <table:table-cell office:value-type="float" office:value="51455844" calcext:value-type="float">
            <text:p>51455844</text:p>
          </table:table-cell>
          <table:table-cell office:value-type="float" office:value="51009834" calcext:value-type="float">
            <text:p>51009834</text:p>
          </table:table-cell>
          <table:table-cell office:value-type="float" office:value="51212195" calcext:value-type="float">
            <text:p>51212195</text:p>
          </table:table-cell>
          <table:table-cell office:value-type="float" office:value="50982262" calcext:value-type="float">
            <text:p>50982262</text:p>
          </table:table-cell>
          <table:table-cell office:value-type="float" office:value="50937503" calcext:value-type="float">
            <text:p>50937503</text:p>
          </table:table-cell>
          <table:table-cell office:value-type="float" office:value="51363878" calcext:value-type="float">
            <text:p>51363878</text:p>
          </table:table-cell>
          <table:table-cell office:value-type="float" office:value="51357266" calcext:value-type="float">
            <text:p>51357266</text:p>
          </table:table-cell>
          <table:table-cell office:value-type="float" office:value="56939350" calcext:value-type="float">
            <text:p>56939350</text:p>
          </table:table-cell>
          <table:table-cell office:value-type="float" office:value="51414226" calcext:value-type="float">
            <text:p>51414226</text:p>
          </table:table-cell>
          <table:table-cell office:value-type="float" office:value="51221446" calcext:value-type="float">
            <text:p>51221446</text:p>
          </table:table-cell>
          <table:table-cell office:value-type="float" office:value="39754419" calcext:value-type="float">
            <text:p>39754419</text:p>
          </table:table-cell>
          <table:table-cell office:value-type="float" office:value="39481211" calcext:value-type="float">
            <text:p>39481211</text:p>
          </table:table-cell>
          <table:table-cell office:value-type="float" office:value="39624209" calcext:value-type="float">
            <text:p>39624209</text:p>
          </table:table-cell>
          <table:table-cell office:value-type="float" office:value="39418322" calcext:value-type="float">
            <text:p>39418322</text:p>
          </table:table-cell>
          <table:table-cell office:value-type="float" office:value="39586596" calcext:value-type="float">
            <text:p>39586596</text:p>
          </table:table-cell>
          <table:table-cell office:value-type="float" office:value="39553918" calcext:value-type="float">
            <text:p>39553918</text:p>
          </table:table-cell>
          <table:table-cell office:value-type="float" office:value="39527730" calcext:value-type="float">
            <text:p>39527730</text:p>
          </table:table-cell>
          <table:table-cell office:value-type="float" office:value="41672788" calcext:value-type="float">
            <text:p>41672788</text:p>
          </table:table-cell>
          <table:table-cell office:value-type="float" office:value="41709482" calcext:value-type="float">
            <text:p>41709482</text:p>
          </table:table-cell>
          <table:table-cell office:value-type="float" office:value="41615841" calcext:value-type="float">
            <text:p>41615841</text:p>
          </table:table-cell>
          <table:table-cell/>
          <table:table-cell table:formula="of:=AVERAGE([.B4:.CW4])" office:value-type="float" office:value="48761289.44" calcext:value-type="float">
            <text:p>48761289.44</text:p>
          </table:table-cell>
        </table:table-row>
        <table:table-row table:style-name="ro1">
          <table:table-cell/>
          <table:table-cell office:value-type="float" office:value="41028217" calcext:value-type="float">
            <text:p>41028217</text:p>
          </table:table-cell>
          <table:table-cell office:value-type="float" office:value="40954180" calcext:value-type="float">
            <text:p>40954180</text:p>
          </table:table-cell>
          <table:table-cell office:value-type="float" office:value="41138128" calcext:value-type="float">
            <text:p>41138128</text:p>
          </table:table-cell>
          <table:table-cell office:value-type="float" office:value="41042016" calcext:value-type="float">
            <text:p>41042016</text:p>
          </table:table-cell>
          <table:table-cell office:value-type="float" office:value="42540476" calcext:value-type="float">
            <text:p>42540476</text:p>
          </table:table-cell>
          <table:table-cell office:value-type="float" office:value="42404141" calcext:value-type="float">
            <text:p>42404141</text:p>
          </table:table-cell>
          <table:table-cell office:value-type="float" office:value="44650394" calcext:value-type="float">
            <text:p>44650394</text:p>
          </table:table-cell>
          <table:table-cell office:value-type="float" office:value="44541278" calcext:value-type="float">
            <text:p>44541278</text:p>
          </table:table-cell>
          <table:table-cell office:value-type="float" office:value="44829696" calcext:value-type="float">
            <text:p>44829696</text:p>
          </table:table-cell>
          <table:table-cell office:value-type="float" office:value="44579061" calcext:value-type="float">
            <text:p>44579061</text:p>
          </table:table-cell>
          <table:table-cell office:value-type="float" office:value="44549726" calcext:value-type="float">
            <text:p>44549726</text:p>
          </table:table-cell>
          <table:table-cell office:value-type="float" office:value="44830849" calcext:value-type="float">
            <text:p>44830849</text:p>
          </table:table-cell>
          <table:table-cell office:value-type="float" office:value="84747463" calcext:value-type="float">
            <text:p>84747463</text:p>
          </table:table-cell>
          <table:table-cell office:value-type="float" office:value="84908714" calcext:value-type="float">
            <text:p>84908714</text:p>
          </table:table-cell>
          <table:table-cell office:value-type="float" office:value="85330461" calcext:value-type="float">
            <text:p>85330461</text:p>
          </table:table-cell>
          <table:table-cell office:value-type="float" office:value="84847503" calcext:value-type="float">
            <text:p>84847503</text:p>
          </table:table-cell>
          <table:table-cell office:value-type="float" office:value="84705433" calcext:value-type="float">
            <text:p>84705433</text:p>
          </table:table-cell>
          <table:table-cell office:value-type="float" office:value="84555477" calcext:value-type="float">
            <text:p>84555477</text:p>
          </table:table-cell>
          <table:table-cell office:value-type="float" office:value="57093919" calcext:value-type="float">
            <text:p>57093919</text:p>
          </table:table-cell>
          <table:table-cell office:value-type="float" office:value="56785687" calcext:value-type="float">
            <text:p>56785687</text:p>
          </table:table-cell>
          <table:table-cell office:value-type="float" office:value="56955425" calcext:value-type="float">
            <text:p>56955425</text:p>
          </table:table-cell>
          <table:table-cell office:value-type="float" office:value="56745127" calcext:value-type="float">
            <text:p>56745127</text:p>
          </table:table-cell>
          <table:table-cell office:value-type="float" office:value="56582553" calcext:value-type="float">
            <text:p>56582553</text:p>
          </table:table-cell>
          <table:table-cell office:value-type="float" office:value="54693650" calcext:value-type="float">
            <text:p>54693650</text:p>
          </table:table-cell>
          <table:table-cell office:value-type="float" office:value="53687406" calcext:value-type="float">
            <text:p>53687406</text:p>
          </table:table-cell>
          <table:table-cell office:value-type="float" office:value="55428710" calcext:value-type="float">
            <text:p>55428710</text:p>
          </table:table-cell>
          <table:table-cell office:value-type="float" office:value="53490800" calcext:value-type="float">
            <text:p>53490800</text:p>
          </table:table-cell>
          <table:table-cell office:value-type="float" office:value="54048449" calcext:value-type="float">
            <text:p>54048449</text:p>
          </table:table-cell>
          <table:table-cell office:value-type="float" office:value="57319418" calcext:value-type="float">
            <text:p>57319418</text:p>
          </table:table-cell>
          <table:table-cell office:value-type="float" office:value="60098095" calcext:value-type="float">
            <text:p>60098095</text:p>
          </table:table-cell>
          <table:table-cell office:value-type="float" office:value="40039702" calcext:value-type="float">
            <text:p>40039702</text:p>
          </table:table-cell>
          <table:table-cell office:value-type="float" office:value="40077294" calcext:value-type="float">
            <text:p>40077294</text:p>
          </table:table-cell>
          <table:table-cell office:value-type="float" office:value="39978973" calcext:value-type="float">
            <text:p>39978973</text:p>
          </table:table-cell>
          <table:table-cell office:value-type="float" office:value="40068162" calcext:value-type="float">
            <text:p>40068162</text:p>
          </table:table-cell>
          <table:table-cell office:value-type="float" office:value="40171158" calcext:value-type="float">
            <text:p>40171158</text:p>
          </table:table-cell>
          <table:table-cell office:value-type="float" office:value="43560757" calcext:value-type="float">
            <text:p>43560757</text:p>
          </table:table-cell>
          <table:table-cell office:value-type="float" office:value="52897876" calcext:value-type="float">
            <text:p>52897876</text:p>
          </table:table-cell>
          <table:table-cell office:value-type="float" office:value="40417784" calcext:value-type="float">
            <text:p>40417784</text:p>
          </table:table-cell>
          <table:table-cell office:value-type="float" office:value="41626941" calcext:value-type="float">
            <text:p>41626941</text:p>
          </table:table-cell>
          <table:table-cell office:value-type="float" office:value="40313544" calcext:value-type="float">
            <text:p>40313544</text:p>
          </table:table-cell>
          <table:table-cell office:value-type="float" office:value="40359217" calcext:value-type="float">
            <text:p>40359217</text:p>
          </table:table-cell>
          <table:table-cell office:value-type="float" office:value="40674319" calcext:value-type="float">
            <text:p>40674319</text:p>
          </table:table-cell>
          <table:table-cell office:value-type="float" office:value="40223600" calcext:value-type="float">
            <text:p>40223600</text:p>
          </table:table-cell>
          <table:table-cell office:value-type="float" office:value="40442357" calcext:value-type="float">
            <text:p>40442357</text:p>
          </table:table-cell>
          <table:table-cell office:value-type="float" office:value="52957672" calcext:value-type="float">
            <text:p>52957672</text:p>
          </table:table-cell>
          <table:table-cell office:value-type="float" office:value="59677205" calcext:value-type="float">
            <text:p>59677205</text:p>
          </table:table-cell>
          <table:table-cell office:value-type="float" office:value="53720865" calcext:value-type="float">
            <text:p>53720865</text:p>
          </table:table-cell>
          <table:table-cell office:value-type="float" office:value="59195054" calcext:value-type="float">
            <text:p>59195054</text:p>
          </table:table-cell>
          <table:table-cell office:value-type="float" office:value="53264808" calcext:value-type="float">
            <text:p>53264808</text:p>
          </table:table-cell>
          <table:table-cell office:value-type="float" office:value="70418718" calcext:value-type="float">
            <text:p>70418718</text:p>
          </table:table-cell>
          <table:table-cell office:value-type="float" office:value="69348344" calcext:value-type="float">
            <text:p>69348344</text:p>
          </table:table-cell>
          <table:table-cell office:value-type="float" office:value="68914030" calcext:value-type="float">
            <text:p>68914030</text:p>
          </table:table-cell>
          <table:table-cell office:value-type="float" office:value="69322584" calcext:value-type="float">
            <text:p>69322584</text:p>
          </table:table-cell>
          <table:table-cell office:value-type="float" office:value="69425498" calcext:value-type="float">
            <text:p>69425498</text:p>
          </table:table-cell>
          <table:table-cell office:value-type="float" office:value="69517466" calcext:value-type="float">
            <text:p>69517466</text:p>
          </table:table-cell>
          <table:table-cell office:value-type="float" office:value="69205581" calcext:value-type="float">
            <text:p>69205581</text:p>
          </table:table-cell>
          <table:table-cell office:value-type="float" office:value="46500404" calcext:value-type="float">
            <text:p>46500404</text:p>
          </table:table-cell>
          <table:table-cell office:value-type="float" office:value="40319744" calcext:value-type="float">
            <text:p>40319744</text:p>
          </table:table-cell>
          <table:table-cell office:value-type="float" office:value="40383680" calcext:value-type="float">
            <text:p>40383680</text:p>
          </table:table-cell>
          <table:table-cell office:value-type="float" office:value="40372507" calcext:value-type="float">
            <text:p>40372507</text:p>
          </table:table-cell>
          <table:table-cell office:value-type="float" office:value="40141343" calcext:value-type="float">
            <text:p>40141343</text:p>
          </table:table-cell>
          <table:table-cell office:value-type="float" office:value="40086438" calcext:value-type="float">
            <text:p>40086438</text:p>
          </table:table-cell>
          <table:table-cell office:value-type="float" office:value="40290189" calcext:value-type="float">
            <text:p>40290189</text:p>
          </table:table-cell>
          <table:table-cell office:value-type="float" office:value="71142295" calcext:value-type="float">
            <text:p>71142295</text:p>
          </table:table-cell>
          <table:table-cell office:value-type="float" office:value="67556223" calcext:value-type="float">
            <text:p>67556223</text:p>
          </table:table-cell>
          <table:table-cell office:value-type="float" office:value="67187356" calcext:value-type="float">
            <text:p>67187356</text:p>
          </table:table-cell>
          <table:table-cell office:value-type="float" office:value="67791912" calcext:value-type="float">
            <text:p>67791912</text:p>
          </table:table-cell>
          <table:table-cell office:value-type="float" office:value="73160612" calcext:value-type="float">
            <text:p>73160612</text:p>
          </table:table-cell>
          <table:table-cell office:value-type="float" office:value="67450176" calcext:value-type="float">
            <text:p>67450176</text:p>
          </table:table-cell>
          <table:table-cell office:value-type="float" office:value="51319237" calcext:value-type="float">
            <text:p>51319237</text:p>
          </table:table-cell>
          <table:table-cell office:value-type="float" office:value="42406361" calcext:value-type="float">
            <text:p>42406361</text:p>
          </table:table-cell>
          <table:table-cell office:value-type="float" office:value="42256682" calcext:value-type="float">
            <text:p>42256682</text:p>
          </table:table-cell>
          <table:table-cell office:value-type="float" office:value="42343551" calcext:value-type="float">
            <text:p>42343551</text:p>
          </table:table-cell>
          <table:table-cell office:value-type="float" office:value="42096783" calcext:value-type="float">
            <text:p>42096783</text:p>
          </table:table-cell>
          <table:table-cell office:value-type="float" office:value="42175259" calcext:value-type="float">
            <text:p>42175259</text:p>
          </table:table-cell>
          <table:table-cell office:value-type="float" office:value="42327965" calcext:value-type="float">
            <text:p>42327965</text:p>
          </table:table-cell>
          <table:table-cell office:value-type="float" office:value="42282226" calcext:value-type="float">
            <text:p>42282226</text:p>
          </table:table-cell>
          <table:table-cell office:value-type="float" office:value="44848859" calcext:value-type="float">
            <text:p>44848859</text:p>
          </table:table-cell>
          <table:table-cell office:value-type="float" office:value="42279713" calcext:value-type="float">
            <text:p>42279713</text:p>
          </table:table-cell>
          <table:table-cell office:value-type="float" office:value="42140134" calcext:value-type="float">
            <text:p>42140134</text:p>
          </table:table-cell>
          <table:table-cell office:value-type="float" office:value="42545222" calcext:value-type="float">
            <text:p>42545222</text:p>
          </table:table-cell>
          <table:table-cell office:value-type="float" office:value="42206295" calcext:value-type="float">
            <text:p>42206295</text:p>
          </table:table-cell>
          <table:table-cell office:value-type="float" office:value="42214254" calcext:value-type="float">
            <text:p>42214254</text:p>
          </table:table-cell>
          <table:table-cell office:value-type="float" office:value="73898900" calcext:value-type="float">
            <text:p>73898900</text:p>
          </table:table-cell>
          <table:table-cell office:value-type="float" office:value="66861198" calcext:value-type="float">
            <text:p>66861198</text:p>
          </table:table-cell>
          <table:table-cell office:value-type="float" office:value="67103492" calcext:value-type="float">
            <text:p>67103492</text:p>
          </table:table-cell>
          <table:table-cell office:value-type="float" office:value="66774417" calcext:value-type="float">
            <text:p>66774417</text:p>
          </table:table-cell>
          <table:table-cell office:value-type="float" office:value="66766856" calcext:value-type="float">
            <text:p>66766856</text:p>
          </table:table-cell>
          <table:table-cell office:value-type="float" office:value="39963773" calcext:value-type="float">
            <text:p>39963773</text:p>
          </table:table-cell>
          <table:table-cell office:value-type="float" office:value="39671092" calcext:value-type="float">
            <text:p>39671092</text:p>
          </table:table-cell>
          <table:table-cell office:value-type="float" office:value="39756455" calcext:value-type="float">
            <text:p>39756455</text:p>
          </table:table-cell>
          <table:table-cell office:value-type="float" office:value="39657529" calcext:value-type="float">
            <text:p>39657529</text:p>
          </table:table-cell>
          <table:table-cell office:value-type="float" office:value="39546744" calcext:value-type="float">
            <text:p>39546744</text:p>
          </table:table-cell>
          <table:table-cell office:value-type="float" office:value="39561300" calcext:value-type="float">
            <text:p>39561300</text:p>
          </table:table-cell>
          <table:table-cell office:value-type="float" office:value="39898900" calcext:value-type="float">
            <text:p>39898900</text:p>
          </table:table-cell>
          <table:table-cell office:value-type="float" office:value="39689202" calcext:value-type="float">
            <text:p>39689202</text:p>
          </table:table-cell>
          <table:table-cell office:value-type="float" office:value="51827397" calcext:value-type="float">
            <text:p>51827397</text:p>
          </table:table-cell>
          <table:table-cell office:value-type="float" office:value="45237657" calcext:value-type="float">
            <text:p>45237657</text:p>
          </table:table-cell>
          <table:table-cell office:value-type="float" office:value="44990766" calcext:value-type="float">
            <text:p>44990766</text:p>
          </table:table-cell>
          <table:table-cell office:value-type="float" office:value="44957073" calcext:value-type="float">
            <text:p>44957073</text:p>
          </table:table-cell>
          <table:table-cell/>
          <table:table-cell table:formula="of:=AVERAGE([.B5:.CW5])" office:value-type="float" office:value="51969201.32" calcext:value-type="float">
            <text:p>51969201.32</text:p>
          </table:table-cell>
        </table:table-row>
        <table:table-row table:style-name="ro1">
          <table:table-cell/>
          <table:table-cell office:value-type="float" office:value="40412143" calcext:value-type="float">
            <text:p>40412143</text:p>
          </table:table-cell>
          <table:table-cell office:value-type="float" office:value="39998584" calcext:value-type="float">
            <text:p>39998584</text:p>
          </table:table-cell>
          <table:table-cell office:value-type="float" office:value="40410596" calcext:value-type="float">
            <text:p>40410596</text:p>
          </table:table-cell>
          <table:table-cell office:value-type="float" office:value="40498356" calcext:value-type="float">
            <text:p>40498356</text:p>
          </table:table-cell>
          <table:table-cell office:value-type="float" office:value="41183560" calcext:value-type="float">
            <text:p>41183560</text:p>
          </table:table-cell>
          <table:table-cell office:value-type="float" office:value="41042912" calcext:value-type="float">
            <text:p>41042912</text:p>
          </table:table-cell>
          <table:table-cell office:value-type="float" office:value="41201395" calcext:value-type="float">
            <text:p>41201395</text:p>
          </table:table-cell>
          <table:table-cell office:value-type="float" office:value="40954619" calcext:value-type="float">
            <text:p>40954619</text:p>
          </table:table-cell>
          <table:table-cell office:value-type="float" office:value="40995761" calcext:value-type="float">
            <text:p>40995761</text:p>
          </table:table-cell>
          <table:table-cell office:value-type="float" office:value="41240006" calcext:value-type="float">
            <text:p>41240006</text:p>
          </table:table-cell>
          <table:table-cell office:value-type="float" office:value="49676940" calcext:value-type="float">
            <text:p>49676940</text:p>
          </table:table-cell>
          <table:table-cell office:value-type="float" office:value="42048328" calcext:value-type="float">
            <text:p>42048328</text:p>
          </table:table-cell>
          <table:table-cell office:value-type="float" office:value="42985001" calcext:value-type="float">
            <text:p>42985001</text:p>
          </table:table-cell>
          <table:table-cell office:value-type="float" office:value="41686488" calcext:value-type="float">
            <text:p>41686488</text:p>
          </table:table-cell>
          <table:table-cell office:value-type="float" office:value="41720276" calcext:value-type="float">
            <text:p>41720276</text:p>
          </table:table-cell>
          <table:table-cell office:value-type="float" office:value="42946874" calcext:value-type="float">
            <text:p>42946874</text:p>
          </table:table-cell>
          <table:table-cell office:value-type="float" office:value="41739026" calcext:value-type="float">
            <text:p>41739026</text:p>
          </table:table-cell>
          <table:table-cell office:value-type="float" office:value="41904837" calcext:value-type="float">
            <text:p>41904837</text:p>
          </table:table-cell>
          <table:table-cell office:value-type="float" office:value="48463504" calcext:value-type="float">
            <text:p>48463504</text:p>
          </table:table-cell>
          <table:table-cell office:value-type="float" office:value="48384154" calcext:value-type="float">
            <text:p>48384154</text:p>
          </table:table-cell>
          <table:table-cell office:value-type="float" office:value="48765705" calcext:value-type="float">
            <text:p>48765705</text:p>
          </table:table-cell>
          <table:table-cell office:value-type="float" office:value="48857304" calcext:value-type="float">
            <text:p>48857304</text:p>
          </table:table-cell>
          <table:table-cell office:value-type="float" office:value="48648360" calcext:value-type="float">
            <text:p>48648360</text:p>
          </table:table-cell>
          <table:table-cell office:value-type="float" office:value="48452943" calcext:value-type="float">
            <text:p>48452943</text:p>
          </table:table-cell>
          <table:table-cell office:value-type="float" office:value="55798888" calcext:value-type="float">
            <text:p>55798888</text:p>
          </table:table-cell>
          <table:table-cell office:value-type="float" office:value="49576739" calcext:value-type="float">
            <text:p>49576739</text:p>
          </table:table-cell>
          <table:table-cell office:value-type="float" office:value="40995021" calcext:value-type="float">
            <text:p>40995021</text:p>
          </table:table-cell>
          <table:table-cell office:value-type="float" office:value="41033506" calcext:value-type="float">
            <text:p>41033506</text:p>
          </table:table-cell>
          <table:table-cell office:value-type="float" office:value="41083611" calcext:value-type="float">
            <text:p>41083611</text:p>
          </table:table-cell>
          <table:table-cell office:value-type="float" office:value="40784620" calcext:value-type="float">
            <text:p>40784620</text:p>
          </table:table-cell>
          <table:table-cell office:value-type="float" office:value="40874816" calcext:value-type="float">
            <text:p>40874816</text:p>
          </table:table-cell>
          <table:table-cell office:value-type="float" office:value="40780245" calcext:value-type="float">
            <text:p>40780245</text:p>
          </table:table-cell>
          <table:table-cell office:value-type="float" office:value="38833300" calcext:value-type="float">
            <text:p>38833300</text:p>
          </table:table-cell>
          <table:table-cell office:value-type="float" office:value="38982621" calcext:value-type="float">
            <text:p>38982621</text:p>
          </table:table-cell>
          <table:table-cell office:value-type="float" office:value="39082711" calcext:value-type="float">
            <text:p>39082711</text:p>
          </table:table-cell>
          <table:table-cell office:value-type="float" office:value="38761975" calcext:value-type="float">
            <text:p>38761975</text:p>
          </table:table-cell>
          <table:table-cell office:value-type="float" office:value="38932260" calcext:value-type="float">
            <text:p>38932260</text:p>
          </table:table-cell>
          <table:table-cell office:value-type="float" office:value="38804753" calcext:value-type="float">
            <text:p>38804753</text:p>
          </table:table-cell>
          <table:table-cell office:value-type="float" office:value="45152970" calcext:value-type="float">
            <text:p>45152970</text:p>
          </table:table-cell>
          <table:table-cell office:value-type="float" office:value="85221548" calcext:value-type="float">
            <text:p>85221548</text:p>
          </table:table-cell>
          <table:table-cell office:value-type="float" office:value="85525119" calcext:value-type="float">
            <text:p>85525119</text:p>
          </table:table-cell>
          <table:table-cell office:value-type="float" office:value="85184387" calcext:value-type="float">
            <text:p>85184387</text:p>
          </table:table-cell>
          <table:table-cell office:value-type="float" office:value="86368225" calcext:value-type="float">
            <text:p>86368225</text:p>
          </table:table-cell>
          <table:table-cell office:value-type="float" office:value="84943167" calcext:value-type="float">
            <text:p>84943167</text:p>
          </table:table-cell>
          <table:table-cell office:value-type="float" office:value="50403014" calcext:value-type="float">
            <text:p>50403014</text:p>
          </table:table-cell>
          <table:table-cell office:value-type="float" office:value="50333479" calcext:value-type="float">
            <text:p>50333479</text:p>
          </table:table-cell>
          <table:table-cell office:value-type="float" office:value="50529270" calcext:value-type="float">
            <text:p>50529270</text:p>
          </table:table-cell>
          <table:table-cell office:value-type="float" office:value="50508222" calcext:value-type="float">
            <text:p>50508222</text:p>
          </table:table-cell>
          <table:table-cell office:value-type="float" office:value="50959497" calcext:value-type="float">
            <text:p>50959497</text:p>
          </table:table-cell>
          <table:table-cell office:value-type="float" office:value="54143781" calcext:value-type="float">
            <text:p>54143781</text:p>
          </table:table-cell>
          <table:table-cell office:value-type="float" office:value="50917165" calcext:value-type="float">
            <text:p>50917165</text:p>
          </table:table-cell>
          <table:table-cell office:value-type="float" office:value="56078425" calcext:value-type="float">
            <text:p>56078425</text:p>
          </table:table-cell>
          <table:table-cell office:value-type="float" office:value="56545444" calcext:value-type="float">
            <text:p>56545444</text:p>
          </table:table-cell>
          <table:table-cell office:value-type="float" office:value="56337102" calcext:value-type="float">
            <text:p>56337102</text:p>
          </table:table-cell>
          <table:table-cell office:value-type="float" office:value="56123517" calcext:value-type="float">
            <text:p>56123517</text:p>
          </table:table-cell>
          <table:table-cell office:value-type="float" office:value="56185324" calcext:value-type="float">
            <text:p>56185324</text:p>
          </table:table-cell>
          <table:table-cell office:value-type="float" office:value="56199463" calcext:value-type="float">
            <text:p>56199463</text:p>
          </table:table-cell>
          <table:table-cell office:value-type="float" office:value="66644864" calcext:value-type="float">
            <text:p>66644864</text:p>
          </table:table-cell>
          <table:table-cell office:value-type="float" office:value="74515221" calcext:value-type="float">
            <text:p>74515221</text:p>
          </table:table-cell>
          <table:table-cell office:value-type="float" office:value="66136203" calcext:value-type="float">
            <text:p>66136203</text:p>
          </table:table-cell>
          <table:table-cell office:value-type="float" office:value="65949283" calcext:value-type="float">
            <text:p>65949283</text:p>
          </table:table-cell>
          <table:table-cell office:value-type="float" office:value="66485735" calcext:value-type="float">
            <text:p>66485735</text:p>
          </table:table-cell>
          <table:table-cell office:value-type="float" office:value="66058521" calcext:value-type="float">
            <text:p>66058521</text:p>
          </table:table-cell>
          <table:table-cell office:value-type="float" office:value="47028116" calcext:value-type="float">
            <text:p>47028116</text:p>
          </table:table-cell>
          <table:table-cell office:value-type="float" office:value="54393540" calcext:value-type="float">
            <text:p>54393540</text:p>
          </table:table-cell>
          <table:table-cell office:value-type="float" office:value="47010567" calcext:value-type="float">
            <text:p>47010567</text:p>
          </table:table-cell>
          <table:table-cell office:value-type="float" office:value="47136590" calcext:value-type="float">
            <text:p>47136590</text:p>
          </table:table-cell>
          <table:table-cell office:value-type="float" office:value="46825070" calcext:value-type="float">
            <text:p>46825070</text:p>
          </table:table-cell>
          <table:table-cell office:value-type="float" office:value="46883732" calcext:value-type="float">
            <text:p>46883732</text:p>
          </table:table-cell>
          <table:table-cell office:value-type="float" office:value="47059114" calcext:value-type="float">
            <text:p>47059114</text:p>
          </table:table-cell>
          <table:table-cell office:value-type="float" office:value="43771480" calcext:value-type="float">
            <text:p>43771480</text:p>
          </table:table-cell>
          <table:table-cell office:value-type="float" office:value="43912756" calcext:value-type="float">
            <text:p>43912756</text:p>
          </table:table-cell>
          <table:table-cell office:value-type="float" office:value="44095190" calcext:value-type="float">
            <text:p>44095190</text:p>
          </table:table-cell>
          <table:table-cell office:value-type="float" office:value="43784868" calcext:value-type="float">
            <text:p>43784868</text:p>
          </table:table-cell>
          <table:table-cell office:value-type="float" office:value="43802579" calcext:value-type="float">
            <text:p>43802579</text:p>
          </table:table-cell>
          <table:table-cell office:value-type="float" office:value="43777306" calcext:value-type="float">
            <text:p>43777306</text:p>
          </table:table-cell>
          <table:table-cell office:value-type="float" office:value="43776755" calcext:value-type="float">
            <text:p>43776755</text:p>
          </table:table-cell>
          <table:table-cell office:value-type="float" office:value="68472301" calcext:value-type="float">
            <text:p>68472301</text:p>
          </table:table-cell>
          <table:table-cell office:value-type="float" office:value="68393406" calcext:value-type="float">
            <text:p>68393406</text:p>
          </table:table-cell>
          <table:table-cell office:value-type="float" office:value="68413996" calcext:value-type="float">
            <text:p>68413996</text:p>
          </table:table-cell>
          <table:table-cell office:value-type="float" office:value="68306801" calcext:value-type="float">
            <text:p>68306801</text:p>
          </table:table-cell>
          <table:table-cell office:value-type="float" office:value="68623938" calcext:value-type="float">
            <text:p>68623938</text:p>
          </table:table-cell>
          <table:table-cell office:value-type="float" office:value="68540243" calcext:value-type="float">
            <text:p>68540243</text:p>
          </table:table-cell>
          <table:table-cell office:value-type="float" office:value="65133176" calcext:value-type="float">
            <text:p>65133176</text:p>
          </table:table-cell>
          <table:table-cell office:value-type="float" office:value="72814613" calcext:value-type="float">
            <text:p>72814613</text:p>
          </table:table-cell>
          <table:table-cell office:value-type="float" office:value="64897156" calcext:value-type="float">
            <text:p>64897156</text:p>
          </table:table-cell>
          <table:table-cell office:value-type="float" office:value="65302274" calcext:value-type="float">
            <text:p>65302274</text:p>
          </table:table-cell>
          <table:table-cell office:value-type="float" office:value="65203088" calcext:value-type="float">
            <text:p>65203088</text:p>
          </table:table-cell>
          <table:table-cell office:value-type="float" office:value="40048253" calcext:value-type="float">
            <text:p>40048253</text:p>
          </table:table-cell>
          <table:table-cell office:value-type="float" office:value="39922941" calcext:value-type="float">
            <text:p>39922941</text:p>
          </table:table-cell>
          <table:table-cell office:value-type="float" office:value="39912334" calcext:value-type="float">
            <text:p>39912334</text:p>
          </table:table-cell>
          <table:table-cell office:value-type="float" office:value="40096562" calcext:value-type="float">
            <text:p>40096562</text:p>
          </table:table-cell>
          <table:table-cell office:value-type="float" office:value="39873044" calcext:value-type="float">
            <text:p>39873044</text:p>
          </table:table-cell>
          <table:table-cell office:value-type="float" office:value="39982685" calcext:value-type="float">
            <text:p>39982685</text:p>
          </table:table-cell>
          <table:table-cell office:value-type="float" office:value="40254845" calcext:value-type="float">
            <text:p>40254845</text:p>
          </table:table-cell>
          <table:table-cell office:value-type="float" office:value="53058694" calcext:value-type="float">
            <text:p>53058694</text:p>
          </table:table-cell>
          <table:table-cell office:value-type="float" office:value="52997270" calcext:value-type="float">
            <text:p>52997270</text:p>
          </table:table-cell>
          <table:table-cell office:value-type="float" office:value="60937035" calcext:value-type="float">
            <text:p>60937035</text:p>
          </table:table-cell>
          <table:table-cell office:value-type="float" office:value="59251563" calcext:value-type="float">
            <text:p>59251563</text:p>
          </table:table-cell>
          <table:table-cell office:value-type="float" office:value="52761046" calcext:value-type="float">
            <text:p>52761046</text:p>
          </table:table-cell>
          <table:table-cell/>
          <table:table-cell table:formula="of:=AVERAGE([.B6:.CW6])" office:value-type="float" office:value="51484466.11" calcext:value-type="float">
            <text:p>51484466.11</text:p>
          </table:table-cell>
        </table:table-row>
        <table:table-row table:style-name="ro1">
          <table:table-cell/>
          <table:table-cell office:value-type="float" office:value="40153265" calcext:value-type="float">
            <text:p>40153265</text:p>
          </table:table-cell>
          <table:table-cell office:value-type="float" office:value="40050722" calcext:value-type="float">
            <text:p>40050722</text:p>
          </table:table-cell>
          <table:table-cell office:value-type="float" office:value="39783261" calcext:value-type="float">
            <text:p>39783261</text:p>
          </table:table-cell>
          <table:table-cell office:value-type="float" office:value="39814538" calcext:value-type="float">
            <text:p>39814538</text:p>
          </table:table-cell>
          <table:table-cell office:value-type="float" office:value="39995085" calcext:value-type="float">
            <text:p>39995085</text:p>
          </table:table-cell>
          <table:table-cell office:value-type="float" office:value="39916368" calcext:value-type="float">
            <text:p>39916368</text:p>
          </table:table-cell>
          <table:table-cell office:value-type="float" office:value="40122611" calcext:value-type="float">
            <text:p>40122611</text:p>
          </table:table-cell>
          <table:table-cell office:value-type="float" office:value="39874813" calcext:value-type="float">
            <text:p>39874813</text:p>
          </table:table-cell>
          <table:table-cell office:value-type="float" office:value="39943172" calcext:value-type="float">
            <text:p>39943172</text:p>
          </table:table-cell>
          <table:table-cell office:value-type="float" office:value="62869502" calcext:value-type="float">
            <text:p>62869502</text:p>
          </table:table-cell>
          <table:table-cell office:value-type="float" office:value="63115233" calcext:value-type="float">
            <text:p>63115233</text:p>
          </table:table-cell>
          <table:table-cell office:value-type="float" office:value="70635820" calcext:value-type="float">
            <text:p>70635820</text:p>
          </table:table-cell>
          <table:table-cell office:value-type="float" office:value="63173297" calcext:value-type="float">
            <text:p>63173297</text:p>
          </table:table-cell>
          <table:table-cell office:value-type="float" office:value="63049502" calcext:value-type="float">
            <text:p>63049502</text:p>
          </table:table-cell>
          <table:table-cell office:value-type="float" office:value="47639316" calcext:value-type="float">
            <text:p>47639316</text:p>
          </table:table-cell>
          <table:table-cell office:value-type="float" office:value="48318223" calcext:value-type="float">
            <text:p>48318223</text:p>
          </table:table-cell>
          <table:table-cell office:value-type="float" office:value="47109128" calcext:value-type="float">
            <text:p>47109128</text:p>
          </table:table-cell>
          <table:table-cell office:value-type="float" office:value="51045963" calcext:value-type="float">
            <text:p>51045963</text:p>
          </table:table-cell>
          <table:table-cell office:value-type="float" office:value="53622810" calcext:value-type="float">
            <text:p>53622810</text:p>
          </table:table-cell>
          <table:table-cell office:value-type="float" office:value="46943527" calcext:value-type="float">
            <text:p>46943527</text:p>
          </table:table-cell>
          <table:table-cell office:value-type="float" office:value="43590197" calcext:value-type="float">
            <text:p>43590197</text:p>
          </table:table-cell>
          <table:table-cell office:value-type="float" office:value="43588417" calcext:value-type="float">
            <text:p>43588417</text:p>
          </table:table-cell>
          <table:table-cell office:value-type="float" office:value="43160715" calcext:value-type="float">
            <text:p>43160715</text:p>
          </table:table-cell>
          <table:table-cell office:value-type="float" office:value="43211030" calcext:value-type="float">
            <text:p>43211030</text:p>
          </table:table-cell>
          <table:table-cell office:value-type="float" office:value="43485046" calcext:value-type="float">
            <text:p>43485046</text:p>
          </table:table-cell>
          <table:table-cell office:value-type="float" office:value="43356975" calcext:value-type="float">
            <text:p>43356975</text:p>
          </table:table-cell>
          <table:table-cell office:value-type="float" office:value="43310094" calcext:value-type="float">
            <text:p>43310094</text:p>
          </table:table-cell>
          <table:table-cell office:value-type="float" office:value="40389808" calcext:value-type="float">
            <text:p>40389808</text:p>
          </table:table-cell>
          <table:table-cell office:value-type="float" office:value="40259172" calcext:value-type="float">
            <text:p>40259172</text:p>
          </table:table-cell>
          <table:table-cell office:value-type="float" office:value="40272222" calcext:value-type="float">
            <text:p>40272222</text:p>
          </table:table-cell>
          <table:table-cell office:value-type="float" office:value="40098604" calcext:value-type="float">
            <text:p>40098604</text:p>
          </table:table-cell>
          <table:table-cell office:value-type="float" office:value="40164723" calcext:value-type="float">
            <text:p>40164723</text:p>
          </table:table-cell>
          <table:table-cell office:value-type="float" office:value="40249277" calcext:value-type="float">
            <text:p>40249277</text:p>
          </table:table-cell>
          <table:table-cell office:value-type="float" office:value="40037484" calcext:value-type="float">
            <text:p>40037484</text:p>
          </table:table-cell>
          <table:table-cell office:value-type="float" office:value="51565593" calcext:value-type="float">
            <text:p>51565593</text:p>
          </table:table-cell>
          <table:table-cell office:value-type="float" office:value="51532126" calcext:value-type="float">
            <text:p>51532126</text:p>
          </table:table-cell>
          <table:table-cell office:value-type="float" office:value="51645394" calcext:value-type="float">
            <text:p>51645394</text:p>
          </table:table-cell>
          <table:table-cell office:value-type="float" office:value="51095464" calcext:value-type="float">
            <text:p>51095464</text:p>
          </table:table-cell>
          <table:table-cell office:value-type="float" office:value="51342812" calcext:value-type="float">
            <text:p>51342812</text:p>
          </table:table-cell>
          <table:table-cell office:value-type="float" office:value="43239077" calcext:value-type="float">
            <text:p>43239077</text:p>
          </table:table-cell>
          <table:table-cell office:value-type="float" office:value="42944203" calcext:value-type="float">
            <text:p>42944203</text:p>
          </table:table-cell>
          <table:table-cell office:value-type="float" office:value="43140538" calcext:value-type="float">
            <text:p>43140538</text:p>
          </table:table-cell>
          <table:table-cell office:value-type="float" office:value="43359971" calcext:value-type="float">
            <text:p>43359971</text:p>
          </table:table-cell>
          <table:table-cell office:value-type="float" office:value="43322800" calcext:value-type="float">
            <text:p>43322800</text:p>
          </table:table-cell>
          <table:table-cell office:value-type="float" office:value="40404467" calcext:value-type="float">
            <text:p>40404467</text:p>
          </table:table-cell>
          <table:table-cell office:value-type="float" office:value="40112621" calcext:value-type="float">
            <text:p>40112621</text:p>
          </table:table-cell>
          <table:table-cell office:value-type="float" office:value="40029796" calcext:value-type="float">
            <text:p>40029796</text:p>
          </table:table-cell>
          <table:table-cell office:value-type="float" office:value="40131264" calcext:value-type="float">
            <text:p>40131264</text:p>
          </table:table-cell>
          <table:table-cell office:value-type="float" office:value="40196422" calcext:value-type="float">
            <text:p>40196422</text:p>
          </table:table-cell>
          <table:table-cell office:value-type="float" office:value="39986629" calcext:value-type="float">
            <text:p>39986629</text:p>
          </table:table-cell>
          <table:table-cell office:value-type="float" office:value="40147416" calcext:value-type="float">
            <text:p>40147416</text:p>
          </table:table-cell>
          <table:table-cell office:value-type="float" office:value="69085033" calcext:value-type="float">
            <text:p>69085033</text:p>
          </table:table-cell>
          <table:table-cell office:value-type="float" office:value="68929000" calcext:value-type="float">
            <text:p>68929000</text:p>
          </table:table-cell>
          <table:table-cell office:value-type="float" office:value="69122397" calcext:value-type="float">
            <text:p>69122397</text:p>
          </table:table-cell>
          <table:table-cell office:value-type="float" office:value="69072465" calcext:value-type="float">
            <text:p>69072465</text:p>
          </table:table-cell>
          <table:table-cell office:value-type="float" office:value="69013233" calcext:value-type="float">
            <text:p>69013233</text:p>
          </table:table-cell>
          <table:table-cell office:value-type="float" office:value="68558260" calcext:value-type="float">
            <text:p>68558260</text:p>
          </table:table-cell>
          <table:table-cell office:value-type="float" office:value="69061776" calcext:value-type="float">
            <text:p>69061776</text:p>
          </table:table-cell>
          <table:table-cell office:value-type="float" office:value="39900608" calcext:value-type="float">
            <text:p>39900608</text:p>
          </table:table-cell>
          <table:table-cell office:value-type="float" office:value="40083913" calcext:value-type="float">
            <text:p>40083913</text:p>
          </table:table-cell>
          <table:table-cell office:value-type="float" office:value="40081308" calcext:value-type="float">
            <text:p>40081308</text:p>
          </table:table-cell>
          <table:table-cell office:value-type="float" office:value="39860141" calcext:value-type="float">
            <text:p>39860141</text:p>
          </table:table-cell>
          <table:table-cell office:value-type="float" office:value="48333477" calcext:value-type="float">
            <text:p>48333477</text:p>
          </table:table-cell>
          <table:table-cell office:value-type="float" office:value="39964193" calcext:value-type="float">
            <text:p>39964193</text:p>
          </table:table-cell>
          <table:table-cell office:value-type="float" office:value="81507583" calcext:value-type="float">
            <text:p>81507583</text:p>
          </table:table-cell>
          <table:table-cell office:value-type="float" office:value="81195730" calcext:value-type="float">
            <text:p>81195730</text:p>
          </table:table-cell>
          <table:table-cell office:value-type="float" office:value="82156662" calcext:value-type="float">
            <text:p>82156662</text:p>
          </table:table-cell>
          <table:table-cell office:value-type="float" office:value="81789248" calcext:value-type="float">
            <text:p>81789248</text:p>
          </table:table-cell>
          <table:table-cell office:value-type="float" office:value="81355279" calcext:value-type="float">
            <text:p>81355279</text:p>
          </table:table-cell>
          <table:table-cell office:value-type="float" office:value="61116535" calcext:value-type="float">
            <text:p>61116535</text:p>
          </table:table-cell>
          <table:table-cell office:value-type="float" office:value="61999218" calcext:value-type="float">
            <text:p>61999218</text:p>
          </table:table-cell>
          <table:table-cell office:value-type="float" office:value="61416346" calcext:value-type="float">
            <text:p>61416346</text:p>
          </table:table-cell>
          <table:table-cell office:value-type="float" office:value="66972638" calcext:value-type="float">
            <text:p>66972638</text:p>
          </table:table-cell>
          <table:table-cell office:value-type="float" office:value="61142539" calcext:value-type="float">
            <text:p>61142539</text:p>
          </table:table-cell>
          <table:table-cell office:value-type="float" office:value="61607449" calcext:value-type="float">
            <text:p>61607449</text:p>
          </table:table-cell>
          <table:table-cell office:value-type="float" office:value="45615979" calcext:value-type="float">
            <text:p>45615979</text:p>
          </table:table-cell>
          <table:table-cell office:value-type="float" office:value="50670458" calcext:value-type="float">
            <text:p>50670458</text:p>
          </table:table-cell>
          <table:table-cell office:value-type="float" office:value="46395864" calcext:value-type="float">
            <text:p>46395864</text:p>
          </table:table-cell>
          <table:table-cell office:value-type="float" office:value="45817106" calcext:value-type="float">
            <text:p>45817106</text:p>
          </table:table-cell>
          <table:table-cell office:value-type="float" office:value="46221648" calcext:value-type="float">
            <text:p>46221648</text:p>
          </table:table-cell>
          <table:table-cell office:value-type="float" office:value="45761829" calcext:value-type="float">
            <text:p>45761829</text:p>
          </table:table-cell>
          <table:table-cell office:value-type="float" office:value="46155987" calcext:value-type="float">
            <text:p>46155987</text:p>
          </table:table-cell>
          <table:table-cell office:value-type="float" office:value="51422494" calcext:value-type="float">
            <text:p>51422494</text:p>
          </table:table-cell>
          <table:table-cell office:value-type="float" office:value="48279112" calcext:value-type="float">
            <text:p>48279112</text:p>
          </table:table-cell>
          <table:table-cell office:value-type="float" office:value="48243601" calcext:value-type="float">
            <text:p>48243601</text:p>
          </table:table-cell>
          <table:table-cell office:value-type="float" office:value="48643255" calcext:value-type="float">
            <text:p>48643255</text:p>
          </table:table-cell>
          <table:table-cell office:value-type="float" office:value="54594389" calcext:value-type="float">
            <text:p>54594389</text:p>
          </table:table-cell>
          <table:table-cell office:value-type="float" office:value="48270718" calcext:value-type="float">
            <text:p>48270718</text:p>
          </table:table-cell>
          <table:table-cell office:value-type="float" office:value="64159777" calcext:value-type="float">
            <text:p>64159777</text:p>
          </table:table-cell>
          <table:table-cell office:value-type="float" office:value="63458918" calcext:value-type="float">
            <text:p>63458918</text:p>
          </table:table-cell>
          <table:table-cell office:value-type="float" office:value="66531386" calcext:value-type="float">
            <text:p>66531386</text:p>
          </table:table-cell>
          <table:table-cell office:value-type="float" office:value="63295888" calcext:value-type="float">
            <text:p>63295888</text:p>
          </table:table-cell>
          <table:table-cell office:value-type="float" office:value="63454177" calcext:value-type="float">
            <text:p>63454177</text:p>
          </table:table-cell>
          <table:table-cell office:value-type="float" office:value="41944875" calcext:value-type="float">
            <text:p>41944875</text:p>
          </table:table-cell>
          <table:table-cell office:value-type="float" office:value="41477290" calcext:value-type="float">
            <text:p>41477290</text:p>
          </table:table-cell>
          <table:table-cell office:value-type="float" office:value="52949356" calcext:value-type="float">
            <text:p>52949356</text:p>
          </table:table-cell>
          <table:table-cell office:value-type="float" office:value="41590116" calcext:value-type="float">
            <text:p>41590116</text:p>
          </table:table-cell>
          <table:table-cell office:value-type="float" office:value="41600865" calcext:value-type="float">
            <text:p>41600865</text:p>
          </table:table-cell>
          <table:table-cell office:value-type="float" office:value="41755903" calcext:value-type="float">
            <text:p>41755903</text:p>
          </table:table-cell>
          <table:table-cell office:value-type="float" office:value="41730263" calcext:value-type="float">
            <text:p>41730263</text:p>
          </table:table-cell>
          <table:table-cell/>
          <table:table-cell table:formula="of:=AVERAGE([.B7:.CW7])" office:value-type="float" office:value="50799127.98" calcext:value-type="float">
            <text:p>50799127.98</text:p>
          </table:table-cell>
        </table:table-row>
        <table:table-row table:style-name="ro1">
          <table:table-cell/>
          <table:table-cell office:value-type="float" office:value="49883290" calcext:value-type="float">
            <text:p>49883290</text:p>
          </table:table-cell>
          <table:table-cell office:value-type="float" office:value="45355434" calcext:value-type="float">
            <text:p>45355434</text:p>
          </table:table-cell>
          <table:table-cell office:value-type="float" office:value="39271704" calcext:value-type="float">
            <text:p>39271704</text:p>
          </table:table-cell>
          <table:table-cell office:value-type="float" office:value="39666265" calcext:value-type="float">
            <text:p>39666265</text:p>
          </table:table-cell>
          <table:table-cell office:value-type="float" office:value="39448000" calcext:value-type="float">
            <text:p>39448000</text:p>
          </table:table-cell>
          <table:table-cell office:value-type="float" office:value="39323006" calcext:value-type="float">
            <text:p>39323006</text:p>
          </table:table-cell>
          <table:table-cell office:value-type="float" office:value="39308837" calcext:value-type="float">
            <text:p>39308837</text:p>
          </table:table-cell>
          <table:table-cell office:value-type="float" office:value="39531726" calcext:value-type="float">
            <text:p>39531726</text:p>
          </table:table-cell>
          <table:table-cell office:value-type="float" office:value="39320561" calcext:value-type="float">
            <text:p>39320561</text:p>
          </table:table-cell>
          <table:table-cell office:value-type="float" office:value="39338167" calcext:value-type="float">
            <text:p>39338167</text:p>
          </table:table-cell>
          <table:table-cell office:value-type="float" office:value="45084580" calcext:value-type="float">
            <text:p>45084580</text:p>
          </table:table-cell>
          <table:table-cell office:value-type="float" office:value="45130566" calcext:value-type="float">
            <text:p>45130566</text:p>
          </table:table-cell>
          <table:table-cell office:value-type="float" office:value="44703672" calcext:value-type="float">
            <text:p>44703672</text:p>
          </table:table-cell>
          <table:table-cell office:value-type="float" office:value="45120909" calcext:value-type="float">
            <text:p>45120909</text:p>
          </table:table-cell>
          <table:table-cell office:value-type="float" office:value="44886899" calcext:value-type="float">
            <text:p>44886899</text:p>
          </table:table-cell>
          <table:table-cell office:value-type="float" office:value="44738545" calcext:value-type="float">
            <text:p>44738545</text:p>
          </table:table-cell>
          <table:table-cell office:value-type="float" office:value="45146172" calcext:value-type="float">
            <text:p>45146172</text:p>
          </table:table-cell>
          <table:table-cell office:value-type="float" office:value="59033275" calcext:value-type="float">
            <text:p>59033275</text:p>
          </table:table-cell>
          <table:table-cell office:value-type="float" office:value="58825182" calcext:value-type="float">
            <text:p>58825182</text:p>
          </table:table-cell>
          <table:table-cell office:value-type="float" office:value="58669664" calcext:value-type="float">
            <text:p>58669664</text:p>
          </table:table-cell>
          <table:table-cell office:value-type="float" office:value="58944523" calcext:value-type="float">
            <text:p>58944523</text:p>
          </table:table-cell>
          <table:table-cell office:value-type="float" office:value="59351177" calcext:value-type="float">
            <text:p>59351177</text:p>
          </table:table-cell>
          <table:table-cell office:value-type="float" office:value="59122565" calcext:value-type="float">
            <text:p>59122565</text:p>
          </table:table-cell>
          <table:table-cell office:value-type="float" office:value="96624240" calcext:value-type="float">
            <text:p>96624240</text:p>
          </table:table-cell>
          <table:table-cell office:value-type="float" office:value="92801079" calcext:value-type="float">
            <text:p>92801079</text:p>
          </table:table-cell>
          <table:table-cell office:value-type="float" office:value="92626117" calcext:value-type="float">
            <text:p>92626117</text:p>
          </table:table-cell>
          <table:table-cell office:value-type="float" office:value="92280907" calcext:value-type="float">
            <text:p>92280907</text:p>
          </table:table-cell>
          <table:table-cell office:value-type="float" office:value="92490723" calcext:value-type="float">
            <text:p>92490723</text:p>
          </table:table-cell>
          <table:table-cell office:value-type="float" office:value="46162690" calcext:value-type="float">
            <text:p>46162690</text:p>
          </table:table-cell>
          <table:table-cell office:value-type="float" office:value="45976480" calcext:value-type="float">
            <text:p>45976480</text:p>
          </table:table-cell>
          <table:table-cell office:value-type="float" office:value="46005930" calcext:value-type="float">
            <text:p>46005930</text:p>
          </table:table-cell>
          <table:table-cell office:value-type="float" office:value="54040431" calcext:value-type="float">
            <text:p>54040431</text:p>
          </table:table-cell>
          <table:table-cell office:value-type="float" office:value="50825313" calcext:value-type="float">
            <text:p>50825313</text:p>
          </table:table-cell>
          <table:table-cell office:value-type="float" office:value="46103682" calcext:value-type="float">
            <text:p>46103682</text:p>
          </table:table-cell>
          <table:table-cell office:value-type="float" office:value="39482378" calcext:value-type="float">
            <text:p>39482378</text:p>
          </table:table-cell>
          <table:table-cell office:value-type="float" office:value="39567100" calcext:value-type="float">
            <text:p>39567100</text:p>
          </table:table-cell>
          <table:table-cell office:value-type="float" office:value="39680676" calcext:value-type="float">
            <text:p>39680676</text:p>
          </table:table-cell>
          <table:table-cell office:value-type="float" office:value="39379071" calcext:value-type="float">
            <text:p>39379071</text:p>
          </table:table-cell>
          <table:table-cell office:value-type="float" office:value="39514200" calcext:value-type="float">
            <text:p>39514200</text:p>
          </table:table-cell>
          <table:table-cell office:value-type="float" office:value="39360644" calcext:value-type="float">
            <text:p>39360644</text:p>
          </table:table-cell>
          <table:table-cell office:value-type="float" office:value="39424681" calcext:value-type="float">
            <text:p>39424681</text:p>
          </table:table-cell>
          <table:table-cell office:value-type="float" office:value="51781181" calcext:value-type="float">
            <text:p>51781181</text:p>
          </table:table-cell>
          <table:table-cell office:value-type="float" office:value="51592927" calcext:value-type="float">
            <text:p>51592927</text:p>
          </table:table-cell>
          <table:table-cell office:value-type="float" office:value="51564925" calcext:value-type="float">
            <text:p>51564925</text:p>
          </table:table-cell>
          <table:table-cell office:value-type="float" office:value="51589985" calcext:value-type="float">
            <text:p>51589985</text:p>
          </table:table-cell>
          <table:table-cell office:value-type="float" office:value="53598851" calcext:value-type="float">
            <text:p>53598851</text:p>
          </table:table-cell>
          <table:table-cell office:value-type="float" office:value="51348080" calcext:value-type="float">
            <text:p>51348080</text:p>
          </table:table-cell>
          <table:table-cell office:value-type="float" office:value="40684494" calcext:value-type="float">
            <text:p>40684494</text:p>
          </table:table-cell>
          <table:table-cell office:value-type="float" office:value="40822635" calcext:value-type="float">
            <text:p>40822635</text:p>
          </table:table-cell>
          <table:table-cell office:value-type="float" office:value="40567439" calcext:value-type="float">
            <text:p>40567439</text:p>
          </table:table-cell>
          <table:table-cell office:value-type="float" office:value="40580244" calcext:value-type="float">
            <text:p>40580244</text:p>
          </table:table-cell>
          <table:table-cell office:value-type="float" office:value="40665165" calcext:value-type="float">
            <text:p>40665165</text:p>
          </table:table-cell>
          <table:table-cell office:value-type="float" office:value="40835952" calcext:value-type="float">
            <text:p>40835952</text:p>
          </table:table-cell>
          <table:table-cell office:value-type="float" office:value="40479857" calcext:value-type="float">
            <text:p>40479857</text:p>
          </table:table-cell>
          <table:table-cell office:value-type="float" office:value="98875764" calcext:value-type="float">
            <text:p>98875764</text:p>
          </table:table-cell>
          <table:table-cell office:value-type="float" office:value="99718465" calcext:value-type="float">
            <text:p>99718465</text:p>
          </table:table-cell>
          <table:table-cell office:value-type="float" office:value="99754926" calcext:value-type="float">
            <text:p>99754926</text:p>
          </table:table-cell>
          <table:table-cell office:value-type="float" office:value="99183624" calcext:value-type="float">
            <text:p>99183624</text:p>
          </table:table-cell>
          <table:table-cell office:value-type="float" office:value="99356668" calcext:value-type="float">
            <text:p>99356668</text:p>
          </table:table-cell>
          <table:table-cell office:value-type="float" office:value="58906282" calcext:value-type="float">
            <text:p>58906282</text:p>
          </table:table-cell>
          <table:table-cell office:value-type="float" office:value="59024099" calcext:value-type="float">
            <text:p>59024099</text:p>
          </table:table-cell>
          <table:table-cell office:value-type="float" office:value="59011048" calcext:value-type="float">
            <text:p>59011048</text:p>
          </table:table-cell>
          <table:table-cell office:value-type="float" office:value="58972955" calcext:value-type="float">
            <text:p>58972955</text:p>
          </table:table-cell>
          <table:table-cell office:value-type="float" office:value="58460091" calcext:value-type="float">
            <text:p>58460091</text:p>
          </table:table-cell>
          <table:table-cell office:value-type="float" office:value="58707760" calcext:value-type="float">
            <text:p>58707760</text:p>
          </table:table-cell>
          <table:table-cell office:value-type="float" office:value="55548684" calcext:value-type="float">
            <text:p>55548684</text:p>
          </table:table-cell>
          <table:table-cell office:value-type="float" office:value="55946898" calcext:value-type="float">
            <text:p>55946898</text:p>
          </table:table-cell>
          <table:table-cell office:value-type="float" office:value="55665923" calcext:value-type="float">
            <text:p>55665923</text:p>
          </table:table-cell>
          <table:table-cell office:value-type="float" office:value="56134831" calcext:value-type="float">
            <text:p>56134831</text:p>
          </table:table-cell>
          <table:table-cell office:value-type="float" office:value="56006521" calcext:value-type="float">
            <text:p>56006521</text:p>
          </table:table-cell>
          <table:table-cell office:value-type="float" office:value="55989402" calcext:value-type="float">
            <text:p>55989402</text:p>
          </table:table-cell>
          <table:table-cell office:value-type="float" office:value="61114704" calcext:value-type="float">
            <text:p>61114704</text:p>
          </table:table-cell>
          <table:table-cell office:value-type="float" office:value="64778912" calcext:value-type="float">
            <text:p>64778912</text:p>
          </table:table-cell>
          <table:table-cell office:value-type="float" office:value="58917057" calcext:value-type="float">
            <text:p>58917057</text:p>
          </table:table-cell>
          <table:table-cell office:value-type="float" office:value="59222928" calcext:value-type="float">
            <text:p>59222928</text:p>
          </table:table-cell>
          <table:table-cell office:value-type="float" office:value="59295265" calcext:value-type="float">
            <text:p>59295265</text:p>
          </table:table-cell>
          <table:table-cell office:value-type="float" office:value="59390352" calcext:value-type="float">
            <text:p>59390352</text:p>
          </table:table-cell>
          <table:table-cell office:value-type="float" office:value="40904460" calcext:value-type="float">
            <text:p>40904460</text:p>
          </table:table-cell>
          <table:table-cell office:value-type="float" office:value="49239541" calcext:value-type="float">
            <text:p>49239541</text:p>
          </table:table-cell>
          <table:table-cell office:value-type="float" office:value="41314104" calcext:value-type="float">
            <text:p>41314104</text:p>
          </table:table-cell>
          <table:table-cell office:value-type="float" office:value="41359055" calcext:value-type="float">
            <text:p>41359055</text:p>
          </table:table-cell>
          <table:table-cell office:value-type="float" office:value="41301252" calcext:value-type="float">
            <text:p>41301252</text:p>
          </table:table-cell>
          <table:table-cell office:value-type="float" office:value="40859912" calcext:value-type="float">
            <text:p>40859912</text:p>
          </table:table-cell>
          <table:table-cell office:value-type="float" office:value="41314844" calcext:value-type="float">
            <text:p>41314844</text:p>
          </table:table-cell>
          <table:table-cell office:value-type="float" office:value="77128746" calcext:value-type="float">
            <text:p>77128746</text:p>
          </table:table-cell>
          <table:table-cell office:value-type="float" office:value="77322042" calcext:value-type="float">
            <text:p>77322042</text:p>
          </table:table-cell>
          <table:table-cell office:value-type="float" office:value="76396226" calcext:value-type="float">
            <text:p>76396226</text:p>
          </table:table-cell>
          <table:table-cell office:value-type="float" office:value="76708284" calcext:value-type="float">
            <text:p>76708284</text:p>
          </table:table-cell>
          <table:table-cell office:value-type="float" office:value="76516035" calcext:value-type="float">
            <text:p>76516035</text:p>
          </table:table-cell>
          <table:table-cell office:value-type="float" office:value="70502944" calcext:value-type="float">
            <text:p>70502944</text:p>
          </table:table-cell>
          <table:table-cell office:value-type="float" office:value="63980876" calcext:value-type="float">
            <text:p>63980876</text:p>
          </table:table-cell>
          <table:table-cell office:value-type="float" office:value="63893020" calcext:value-type="float">
            <text:p>63893020</text:p>
          </table:table-cell>
          <table:table-cell office:value-type="float" office:value="66751290" calcext:value-type="float">
            <text:p>66751290</text:p>
          </table:table-cell>
          <table:table-cell office:value-type="float" office:value="63647203" calcext:value-type="float">
            <text:p>63647203</text:p>
          </table:table-cell>
          <table:table-cell office:value-type="float" office:value="76736906" calcext:value-type="float">
            <text:p>76736906</text:p>
          </table:table-cell>
          <table:table-cell office:value-type="float" office:value="81756971" calcext:value-type="float">
            <text:p>81756971</text:p>
          </table:table-cell>
          <table:table-cell office:value-type="float" office:value="77379848" calcext:value-type="float">
            <text:p>77379848</text:p>
          </table:table-cell>
          <table:table-cell office:value-type="float" office:value="76787141" calcext:value-type="float">
            <text:p>76787141</text:p>
          </table:table-cell>
          <table:table-cell office:value-type="float" office:value="77433773" calcext:value-type="float">
            <text:p>77433773</text:p>
          </table:table-cell>
          <table:table-cell office:value-type="float" office:value="77914405" calcext:value-type="float">
            <text:p>77914405</text:p>
          </table:table-cell>
          <table:table-cell/>
          <table:table-cell table:formula="of:=AVERAGE([.B8:.CW8])" office:value-type="float" office:value="57327948.33" calcext:value-type="float">
            <text:p>57327948.33</text:p>
          </table:table-cell>
        </table:table-row>
        <table:table-row table:style-name="ro1">
          <table:table-cell/>
          <table:table-cell office:value-type="float" office:value="69479905" calcext:value-type="float">
            <text:p>69479905</text:p>
          </table:table-cell>
          <table:table-cell office:value-type="float" office:value="70368710" calcext:value-type="float">
            <text:p>70368710</text:p>
          </table:table-cell>
          <table:table-cell office:value-type="float" office:value="70654218" calcext:value-type="float">
            <text:p>70654218</text:p>
          </table:table-cell>
          <table:table-cell office:value-type="float" office:value="70329600" calcext:value-type="float">
            <text:p>70329600</text:p>
          </table:table-cell>
          <table:table-cell office:value-type="float" office:value="70063460" calcext:value-type="float">
            <text:p>70063460</text:p>
          </table:table-cell>
          <table:table-cell office:value-type="float" office:value="70248829" calcext:value-type="float">
            <text:p>70248829</text:p>
          </table:table-cell>
          <table:table-cell office:value-type="float" office:value="39747479" calcext:value-type="float">
            <text:p>39747479</text:p>
          </table:table-cell>
          <table:table-cell office:value-type="float" office:value="40072072" calcext:value-type="float">
            <text:p>40072072</text:p>
          </table:table-cell>
          <table:table-cell office:value-type="float" office:value="40201931" calcext:value-type="float">
            <text:p>40201931</text:p>
          </table:table-cell>
          <table:table-cell office:value-type="float" office:value="39888043" calcext:value-type="float">
            <text:p>39888043</text:p>
          </table:table-cell>
          <table:table-cell office:value-type="float" office:value="39886206" calcext:value-type="float">
            <text:p>39886206</text:p>
          </table:table-cell>
          <table:table-cell office:value-type="float" office:value="49232512" calcext:value-type="float">
            <text:p>49232512</text:p>
          </table:table-cell>
          <table:table-cell office:value-type="float" office:value="49283778" calcext:value-type="float">
            <text:p>49283778</text:p>
          </table:table-cell>
          <table:table-cell office:value-type="float" office:value="49312877" calcext:value-type="float">
            <text:p>49312877</text:p>
          </table:table-cell>
          <table:table-cell office:value-type="float" office:value="49215846" calcext:value-type="float">
            <text:p>49215846</text:p>
          </table:table-cell>
          <table:table-cell office:value-type="float" office:value="49327666" calcext:value-type="float">
            <text:p>49327666</text:p>
          </table:table-cell>
          <table:table-cell office:value-type="float" office:value="49576041" calcext:value-type="float">
            <text:p>49576041</text:p>
          </table:table-cell>
          <table:table-cell office:value-type="float" office:value="49146718" calcext:value-type="float">
            <text:p>49146718</text:p>
          </table:table-cell>
          <table:table-cell office:value-type="float" office:value="49671853" calcext:value-type="float">
            <text:p>49671853</text:p>
          </table:table-cell>
          <table:table-cell office:value-type="float" office:value="43179533" calcext:value-type="float">
            <text:p>43179533</text:p>
          </table:table-cell>
          <table:table-cell office:value-type="float" office:value="42891636" calcext:value-type="float">
            <text:p>42891636</text:p>
          </table:table-cell>
          <table:table-cell office:value-type="float" office:value="42841709" calcext:value-type="float">
            <text:p>42841709</text:p>
          </table:table-cell>
          <table:table-cell office:value-type="float" office:value="42931808" calcext:value-type="float">
            <text:p>42931808</text:p>
          </table:table-cell>
          <table:table-cell office:value-type="float" office:value="42958205" calcext:value-type="float">
            <text:p>42958205</text:p>
          </table:table-cell>
          <table:table-cell office:value-type="float" office:value="43358260" calcext:value-type="float">
            <text:p>43358260</text:p>
          </table:table-cell>
          <table:table-cell office:value-type="float" office:value="43255443" calcext:value-type="float">
            <text:p>43255443</text:p>
          </table:table-cell>
          <table:table-cell office:value-type="float" office:value="91848193" calcext:value-type="float">
            <text:p>91848193</text:p>
          </table:table-cell>
          <table:table-cell office:value-type="float" office:value="92152522" calcext:value-type="float">
            <text:p>92152522</text:p>
          </table:table-cell>
          <table:table-cell office:value-type="float" office:value="92632538" calcext:value-type="float">
            <text:p>92632538</text:p>
          </table:table-cell>
          <table:table-cell office:value-type="float" office:value="92235186" calcext:value-type="float">
            <text:p>92235186</text:p>
          </table:table-cell>
          <table:table-cell office:value-type="float" office:value="38588082" calcext:value-type="float">
            <text:p>38588082</text:p>
          </table:table-cell>
          <table:table-cell office:value-type="float" office:value="38873600" calcext:value-type="float">
            <text:p>38873600</text:p>
          </table:table-cell>
          <table:table-cell office:value-type="float" office:value="38887384" calcext:value-type="float">
            <text:p>38887384</text:p>
          </table:table-cell>
          <table:table-cell office:value-type="float" office:value="38861288" calcext:value-type="float">
            <text:p>38861288</text:p>
          </table:table-cell>
          <table:table-cell office:value-type="float" office:value="38615998" calcext:value-type="float">
            <text:p>38615998</text:p>
          </table:table-cell>
          <table:table-cell office:value-type="float" office:value="38864084" calcext:value-type="float">
            <text:p>38864084</text:p>
          </table:table-cell>
          <table:table-cell office:value-type="float" office:value="38656118" calcext:value-type="float">
            <text:p>38656118</text:p>
          </table:table-cell>
          <table:table-cell office:value-type="float" office:value="43587421" calcext:value-type="float">
            <text:p>43587421</text:p>
          </table:table-cell>
          <table:table-cell office:value-type="float" office:value="43262434" calcext:value-type="float">
            <text:p>43262434</text:p>
          </table:table-cell>
          <table:table-cell office:value-type="float" office:value="43226637" calcext:value-type="float">
            <text:p>43226637</text:p>
          </table:table-cell>
          <table:table-cell office:value-type="float" office:value="43634661" calcext:value-type="float">
            <text:p>43634661</text:p>
          </table:table-cell>
          <table:table-cell office:value-type="float" office:value="43306629" calcext:value-type="float">
            <text:p>43306629</text:p>
          </table:table-cell>
          <table:table-cell office:value-type="float" office:value="43159197" calcext:value-type="float">
            <text:p>43159197</text:p>
          </table:table-cell>
          <table:table-cell office:value-type="float" office:value="43515164" calcext:value-type="float">
            <text:p>43515164</text:p>
          </table:table-cell>
          <table:table-cell office:value-type="float" office:value="40740154" calcext:value-type="float">
            <text:p>40740154</text:p>
          </table:table-cell>
          <table:table-cell office:value-type="float" office:value="40886709" calcext:value-type="float">
            <text:p>40886709</text:p>
          </table:table-cell>
          <table:table-cell office:value-type="float" office:value="40905315" calcext:value-type="float">
            <text:p>40905315</text:p>
          </table:table-cell>
          <table:table-cell office:value-type="float" office:value="40881607" calcext:value-type="float">
            <text:p>40881607</text:p>
          </table:table-cell>
          <table:table-cell office:value-type="float" office:value="40550692" calcext:value-type="float">
            <text:p>40550692</text:p>
          </table:table-cell>
          <table:table-cell office:value-type="float" office:value="40834253" calcext:value-type="float">
            <text:p>40834253</text:p>
          </table:table-cell>
          <table:table-cell office:value-type="float" office:value="40684596" calcext:value-type="float">
            <text:p>40684596</text:p>
          </table:table-cell>
          <table:table-cell office:value-type="float" office:value="38857626" calcext:value-type="float">
            <text:p>38857626</text:p>
          </table:table-cell>
          <table:table-cell office:value-type="float" office:value="38792645" calcext:value-type="float">
            <text:p>38792645</text:p>
          </table:table-cell>
          <table:table-cell office:value-type="float" office:value="38996703" calcext:value-type="float">
            <text:p>38996703</text:p>
          </table:table-cell>
          <table:table-cell office:value-type="float" office:value="38673260" calcext:value-type="float">
            <text:p>38673260</text:p>
          </table:table-cell>
          <table:table-cell office:value-type="float" office:value="38884479" calcext:value-type="float">
            <text:p>38884479</text:p>
          </table:table-cell>
          <table:table-cell office:value-type="float" office:value="38644952" calcext:value-type="float">
            <text:p>38644952</text:p>
          </table:table-cell>
          <table:table-cell office:value-type="float" office:value="38892672" calcext:value-type="float">
            <text:p>38892672</text:p>
          </table:table-cell>
          <table:table-cell office:value-type="float" office:value="39118728" calcext:value-type="float">
            <text:p>39118728</text:p>
          </table:table-cell>
          <table:table-cell office:value-type="float" office:value="39693317" calcext:value-type="float">
            <text:p>39693317</text:p>
          </table:table-cell>
          <table:table-cell office:value-type="float" office:value="39716375" calcext:value-type="float">
            <text:p>39716375</text:p>
          </table:table-cell>
          <table:table-cell office:value-type="float" office:value="39959188" calcext:value-type="float">
            <text:p>39959188</text:p>
          </table:table-cell>
          <table:table-cell office:value-type="float" office:value="39776464" calcext:value-type="float">
            <text:p>39776464</text:p>
          </table:table-cell>
          <table:table-cell office:value-type="float" office:value="40168089" calcext:value-type="float">
            <text:p>40168089</text:p>
          </table:table-cell>
          <table:table-cell office:value-type="float" office:value="40139362" calcext:value-type="float">
            <text:p>40139362</text:p>
          </table:table-cell>
          <table:table-cell office:value-type="float" office:value="47743509" calcext:value-type="float">
            <text:p>47743509</text:p>
          </table:table-cell>
          <table:table-cell office:value-type="float" office:value="54839491" calcext:value-type="float">
            <text:p>54839491</text:p>
          </table:table-cell>
          <table:table-cell office:value-type="float" office:value="53997030" calcext:value-type="float">
            <text:p>53997030</text:p>
          </table:table-cell>
          <table:table-cell office:value-type="float" office:value="47269131" calcext:value-type="float">
            <text:p>47269131</text:p>
          </table:table-cell>
          <table:table-cell office:value-type="float" office:value="56391349" calcext:value-type="float">
            <text:p>56391349</text:p>
          </table:table-cell>
          <table:table-cell office:value-type="float" office:value="47224568" calcext:value-type="float">
            <text:p>47224568</text:p>
          </table:table-cell>
          <table:table-cell office:value-type="float" office:value="47616863" calcext:value-type="float">
            <text:p>47616863</text:p>
          </table:table-cell>
          <table:table-cell office:value-type="float" office:value="47010360" calcext:value-type="float">
            <text:p>47010360</text:p>
          </table:table-cell>
          <table:table-cell office:value-type="float" office:value="48530730" calcext:value-type="float">
            <text:p>48530730</text:p>
          </table:table-cell>
          <table:table-cell office:value-type="float" office:value="48525214" calcext:value-type="float">
            <text:p>48525214</text:p>
          </table:table-cell>
          <table:table-cell office:value-type="float" office:value="48528903" calcext:value-type="float">
            <text:p>48528903</text:p>
          </table:table-cell>
          <table:table-cell office:value-type="float" office:value="48181457" calcext:value-type="float">
            <text:p>48181457</text:p>
          </table:table-cell>
          <table:table-cell office:value-type="float" office:value="48430937" calcext:value-type="float">
            <text:p>48430937</text:p>
          </table:table-cell>
          <table:table-cell office:value-type="float" office:value="52546545" calcext:value-type="float">
            <text:p>52546545</text:p>
          </table:table-cell>
          <table:table-cell office:value-type="float" office:value="48415543" calcext:value-type="float">
            <text:p>48415543</text:p>
          </table:table-cell>
          <table:table-cell office:value-type="float" office:value="44458558" calcext:value-type="float">
            <text:p>44458558</text:p>
          </table:table-cell>
          <table:table-cell office:value-type="float" office:value="44518569" calcext:value-type="float">
            <text:p>44518569</text:p>
          </table:table-cell>
          <table:table-cell office:value-type="float" office:value="44734579" calcext:value-type="float">
            <text:p>44734579</text:p>
          </table:table-cell>
          <table:table-cell office:value-type="float" office:value="44689068" calcext:value-type="float">
            <text:p>44689068</text:p>
          </table:table-cell>
          <table:table-cell office:value-type="float" office:value="44448019" calcext:value-type="float">
            <text:p>44448019</text:p>
          </table:table-cell>
          <table:table-cell office:value-type="float" office:value="44906841" calcext:value-type="float">
            <text:p>44906841</text:p>
          </table:table-cell>
          <table:table-cell office:value-type="float" office:value="46901541" calcext:value-type="float">
            <text:p>46901541</text:p>
          </table:table-cell>
          <table:table-cell office:value-type="float" office:value="81503612" calcext:value-type="float">
            <text:p>81503612</text:p>
          </table:table-cell>
          <table:table-cell office:value-type="float" office:value="82369941" calcext:value-type="float">
            <text:p>82369941</text:p>
          </table:table-cell>
          <table:table-cell office:value-type="float" office:value="81035485" calcext:value-type="float">
            <text:p>81035485</text:p>
          </table:table-cell>
          <table:table-cell office:value-type="float" office:value="81243556" calcext:value-type="float">
            <text:p>81243556</text:p>
          </table:table-cell>
          <table:table-cell office:value-type="float" office:value="80893700" calcext:value-type="float">
            <text:p>80893700</text:p>
          </table:table-cell>
          <table:table-cell office:value-type="float" office:value="43308719" calcext:value-type="float">
            <text:p>43308719</text:p>
          </table:table-cell>
          <table:table-cell office:value-type="float" office:value="43225444" calcext:value-type="float">
            <text:p>43225444</text:p>
          </table:table-cell>
          <table:table-cell office:value-type="float" office:value="43419895" calcext:value-type="float">
            <text:p>43419895</text:p>
          </table:table-cell>
          <table:table-cell office:value-type="float" office:value="43477730" calcext:value-type="float">
            <text:p>43477730</text:p>
          </table:table-cell>
          <table:table-cell office:value-type="float" office:value="43167695" calcext:value-type="float">
            <text:p>43167695</text:p>
          </table:table-cell>
          <table:table-cell office:value-type="float" office:value="42998971" calcext:value-type="float">
            <text:p>42998971</text:p>
          </table:table-cell>
          <table:table-cell office:value-type="float" office:value="46316894" calcext:value-type="float">
            <text:p>46316894</text:p>
          </table:table-cell>
          <table:table-cell office:value-type="float" office:value="46243968" calcext:value-type="float">
            <text:p>46243968</text:p>
          </table:table-cell>
          <table:table-cell/>
          <table:table-cell table:formula="of:=AVERAGE([.B9:.CW9])" office:value-type="float" office:value="49159430.75" calcext:value-type="float">
            <text:p>4915943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29:14.847187807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legend chart:legend-position="end" svg:x="12.914cm" svg:y="4.203cm" style:legend-expansion="high" chart:style-name="ch2"/>
        <chart:plot-area chart:style-name="ch3" table:cell-range-address="Sheet1.CY1:Sheet1.CY9" svg:x="0.77cm" svg:y="0.855cm" svg:width="11.504cm" svg:height="7.55cm">
          <chartooo:coordinate-region svg:x="2.503cm" svg:y="1.055cm" svg:width="9.677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34001.1">
                <text:p>29434001.1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145789.25">
                <text:p>49145789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367918.89">
                <text:p>50367918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761289.44">
                <text:p>48761289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969201.32">
                <text:p>51969201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484466.11">
                <text:p>51484466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799127.98">
                <text:p>50799127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327948.33">
                <text:p>57327948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159430.75">
                <text:p>4915943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